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15E00004A310000298288E37E42.wmf" manifest:media-type=""/>
  <manifest:file-entry manifest:full-path="Pictures/2000015200004A1000002961DF6749E7.wmf" manifest:media-type=""/>
  <manifest:file-entry manifest:full-path="Pictures/2000017B000054D4000028BB4CAA0A3D.wmf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10" manifest:media-type=""/>
  <manifest:file-entry manifest:full-path="ObjectReplacements/Object 3" manifest:media-type=""/>
  <manifest:file-entry manifest:full-path="ObjectReplacements/Object 11" manifest:media-type=""/>
  <manifest:file-entry manifest:full-path="ObjectReplacements/Object 4" manifest:media-type=""/>
  <manifest:file-entry manifest:full-path="ObjectReplacements/Object 12" manifest:media-type=""/>
  <manifest:file-entry manifest:full-path="ObjectReplacements/Object 5" manifest:media-type=""/>
  <manifest:file-entry manifest:full-path="ObjectReplacements/Object 13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40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41" manifest:media-type=""/>
  <manifest:file-entry manifest:full-path="ObjectReplacements/Object 9" manifest:media-type=""/>
  <manifest:file-entry manifest:full-path="ObjectReplacements/Object 17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30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39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manifest.rdf" manifest:media-type="application/rdf+xml"/>
  <manifest:file-entry manifest:full-path="Object 17/styles.xml" manifest:media-type="text/xml"/>
  <manifest:file-entry manifest:full-path="Object 17/" manifest:version="1.2" manifest:media-type="application/vnd.oasis.opendocument.spreadsheet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manifest.rdf" manifest:media-type="application/rdf+xml"/>
  <manifest:file-entry manifest:full-path="Object 49/styles.xml" manifest:media-type="text/xml"/>
  <manifest:file-entry manifest:full-path="Object 49/" manifest:version="1.2" manifest:media-type="application/vnd.oasis.opendocument.spreadsheet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layout-cache" manifest:media-type="application/binary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8.511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2.568cm"/>
    </style:style>
    <style:style style:name="Table2.C" style:family="table-column">
      <style:table-column-properties style:column-width="2.05cm"/>
    </style:style>
    <style:style style:name="Table2.D" style:family="table-column">
      <style:table-column-properties style:column-width="1.889cm"/>
    </style:style>
    <style:style style:name="Table2.1" style:family="table-row">
      <style:table-row-properties style:min-row-height="0.45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Table2.A2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le2.A5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Table2.B5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le2.D5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Table3" style:family="table">
      <style:table-properties style:width="8.511cm" table:align="left" style:writing-mode="lr-tb"/>
    </style:style>
    <style:style style:name="Table3.A" style:family="table-column">
      <style:table-column-properties style:column-width="2.004cm"/>
    </style:style>
    <style:style style:name="Table3.B" style:family="table-column">
      <style:table-column-properties style:column-width="2.568cm"/>
    </style:style>
    <style:style style:name="Table3.C" style:family="table-column">
      <style:table-column-properties style:column-width="2.05cm"/>
    </style:style>
    <style:style style:name="Table3.D" style:family="table-column">
      <style:table-column-properties style:column-width="1.889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Table3.B1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Table3.D1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Table3.A2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le3.A5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Table3.B5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le3.D5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Table4" style:family="table">
      <style:table-properties style:width="3.478cm" table:align="right" style:writing-mode="lr-tb"/>
    </style:style>
    <style:style style:name="Table4.A" style:family="table-column">
      <style:table-column-properties style:column-width="1.722cm"/>
    </style:style>
    <style:style style:name="Table4.B" style:family="table-column">
      <style:table-column-properties style:column-width="1.757cm"/>
    </style:style>
    <style:style style:name="Table4.1" style:family="table-row">
      <style:table-row-properties style:min-row-height="0.529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4.B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rsid="0014166e" officeooo:paragraph-rsid="0014166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166e" officeooo:paragraph-rsid="0014166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52942" style:font-weight-asian="bold"/>
    </style:style>
    <style:style style:name="P4" style:family="paragraph" style:parent-style-name="Standard">
      <style:text-properties fo:font-weight="bold" officeooo:paragraph-rsid="00152942" style:font-weight-asian="bold"/>
    </style:style>
    <style:style style:name="P5" style:family="paragraph" style:parent-style-name="Standard">
      <style:paragraph-properties fo:text-align="center" style:justify-single-word="false"/>
      <style:text-properties officeooo:paragraph-rsid="00152942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14166e" officeooo:paragraph-rsid="00152942"/>
    </style:style>
    <style:style style:name="P7" style:family="paragraph" style:parent-style-name="Standard">
      <style:paragraph-properties style:snap-to-layout-grid="false"/>
      <style:text-properties fo:language="en" fo:country="US" officeooo:paragraph-rsid="00152942"/>
    </style:style>
    <style:style style:name="P8" style:family="paragraph" style:parent-style-name="Standard">
      <style:paragraph-properties fo:text-align="center" style:justify-single-word="false" style:snap-to-layout-grid="false"/>
      <style:text-properties fo:language="en" fo:country="US" officeooo:paragraph-rsid="00152942"/>
    </style:style>
    <style:style style:name="P9" style:family="paragraph" style:parent-style-name="Standard">
      <style:text-properties fo:language="en" fo:country="US" fo:font-weight="bold" officeooo:paragraph-rsid="00152942" style:font-weight-asian="bold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paragraph-rsid="00152942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paragraph-rsid="00152942" style:font-size-asian="14pt" style:font-weight-asian="bold" style:font-size-complex="14pt"/>
    </style:style>
    <style:style style:name="P12" style:family="paragraph" style:parent-style-name="Standard">
      <style:text-properties fo:font-size="14pt" fo:font-weight="bold" officeooo:paragraph-rsid="00152942" style:font-size-asian="14pt" style:font-weight-asian="bold" style:font-size-complex="14pt"/>
    </style:style>
    <style:style style:name="P13" style:family="paragraph" style:parent-style-name="Standard">
      <style:text-properties fo:font-size="14pt" fo:language="en" fo:country="US" fo:font-weight="bold" officeooo:paragraph-rsid="00152942" style:font-size-asian="14pt" style:font-weight-asian="bold" style:font-size-complex="14pt"/>
    </style:style>
    <style:style style:name="P14" style:family="paragraph" style:parent-style-name="Standard">
      <style:text-properties fo:font-size="14pt" fo:language="en" fo:country="US" fo:font-weight="normal" officeooo:rsid="001581c1" officeooo:paragraph-rsid="001581c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0152942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language="en" fo:country="US" officeooo:paragraph-rsid="00152942" style:font-size-asian="10pt" style:font-name-complex="Arial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officeooo:paragraph-rsid="00152942" style:font-size-asian="10pt" style:font-name-complex="Arial" style:font-size-complex="10pt"/>
    </style:style>
    <style:style style:name="P18" style:family="paragraph" style:parent-style-name="Standard">
      <style:text-properties style:font-name="Arial" fo:font-size="10pt" officeooo:paragraph-rsid="00152942" style:font-size-asian="10pt" style:font-name-complex="Arial" style:font-size-complex="10pt"/>
    </style:style>
    <style:style style:name="P19" style:family="paragraph" style:parent-style-name="Standard">
      <style:text-properties officeooo:paragraph-rsid="00152942"/>
    </style:style>
    <style:style style:name="P2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14166e" officeooo:paragraph-rsid="0014166e" style:font-weight-asian="normal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.603cm" style:auto-text-indent="false"/>
      <style:text-properties officeooo:paragraph-rsid="00152942"/>
    </style:style>
    <style:style style:name="P22" style:family="paragraph" style:parent-style-name="Heading">
      <style:text-properties fo:font-size="10pt" fo:font-weight="bold" style:font-size-asian="10pt" style:font-weight-asian="bold"/>
    </style:style>
    <style:style style:name="P23" style:family="paragraph" style:parent-style-name="Header">
      <style:paragraph-properties fo:text-align="end" style:justify-single-word="false"/>
      <style:text-properties officeooo:rsid="0014166e" officeooo:paragraph-rsid="0014166e"/>
    </style:style>
    <style:style style:name="P24" style:family="paragraph" style:parent-style-name="Body_20_Text_20_2">
      <style:paragraph-properties fo:margin-top="0cm" fo:margin-bottom="0cm" style:contextual-spacing="false" fo:line-height="100%"/>
      <style:text-properties officeooo:paragraph-rsid="0015294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b 58%" fo:font-style="italic" style:font-style-asian="italic"/>
    </style:style>
    <style:style style:name="T5" style:family="text">
      <style:text-properties style:text-position="sub 58%" fo:language="en" fo:country="US"/>
    </style:style>
    <style:style style:name="T6" style:family="text">
      <style:text-properties style:text-position="sub 58%" fo:font-weight="bold" style:font-weight-asian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/>
    </style:style>
    <style:style style:name="T9" style:family="text">
      <style:text-properties fo:language="en" fo:country="US" fo:font-style="italic" style:font-style-asian="italic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style:font-name="Arial" fo:font-size="10pt" style:font-size-asian="10pt" style:font-name-complex="Arial" style:font-size-complex="10pt"/>
    </style:style>
    <style:style style:name="T12" style:family="text">
      <style:text-properties style:text-position="super 58%" style:font-name="Arial" fo:font-size="10pt" style:font-size-asian="10pt" style:font-name-complex="Arial" style:font-size-complex="10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Коршикв Павел Алексеевич 1537 </text:p>
      <text:p text:style-name="P23"/>
      <text:p text:style-name="P2">Лабараторная работа №4</text:p>
      <text:p text:style-name="P20">Определение момента инерции твердого тела на основе законов равноускоренного движения</text:p>
      <text:p text:style-name="P24"><text:span text:style-name="T1"/></text:p>
      <text:p text:style-name="P24"><text:span text:style-name="T1">Цель работы:</text:span> экспериментальное исследование законов динамики вращательного движения.</text:p>
      <text:p text:style-name="P12"/>
      <text:p text:style-name="P12">1. Теория работы</text:p>
      <text:p text:style-name="P21">Основной закон динамики вращательного движения:<text:tab/><draw:frame draw:style-name="fr2" draw:name="Object1" text:anchor-type="as-char" svg:width="1.348cm" svg:height="1.07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 </text:p>
      <text:p text:style-name="P21"><text:span text:style-name="T3">ε</text:span> - угловое ускорение</text:p>
      <text:p text:style-name="P21"><text:span text:style-name="T3">I</text:span> – величина, характеризующая инерционность тела при вращении, называется моментом инерции.</text:p>
      <text:p text:style-name="P21"><draw:frame draw:style-name="fr2" draw:name="Object2" text:anchor-type="as-char" svg:width="1.475cm" svg:height="0.57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1">Вращение колеса происходит под действием момента <text:span text:style-name="T3">М</text:span> силы натяжения нити и противоположно направленного момента сил сопротивления <text:span text:style-name="T3">М</text:span><text:span text:style-name="T4">с</text:span>. Следовательно:</text:p>
      <text:p text:style-name="P21"><draw:frame draw:style-name="fr2" draw:name="Object3" text:anchor-type="as-char" svg:width="2.258cm" svg:height="1.168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 или <draw:frame draw:style-name="fr2" draw:name="Object4" text:anchor-type="as-char" svg:width="2.457cm" svg:height="0.60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. Из формулы видно, что сила сопротивления не зависит от скорости и зависимость величины <text:span text:style-name="T3">М</text:span> от <text:span text:style-name="T3">ε </text:span>является линейной. Таким образом, момент инерции колеса <text:span text:style-name="T3">I</text:span> можно найти, проведя экспериментальное исследование взаимосвязи между моментом силы натяжения нити и угловым ускорением.</text:p>
      <text:p text:style-name="P21">Движение гири происходит согласно уравнению:</text:p>
      <text:p text:style-name="P21"><draw:frame draw:style-name="fr2" draw:name="Object5" text:anchor-type="as-char" svg:width="2.346cm" svg:height="0.504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, где <text:span text:style-name="T3">а </text:span>– ускорение движения гири, которое можно найти, зная время <text:span text:style-name="T3">t</text:span> ее опускания и пройденный путь <text:span text:style-name="T3">h</text:span>:</text:p>
      <text:p text:style-name="P21"><draw:frame draw:style-name="fr2" draw:name="Object6" text:anchor-type="as-char" svg:width="1.363cm" svg:height="1.15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1">Получаем:</text:p>
      <text:p text:style-name="P21"><draw:frame draw:style-name="fr2" draw:name="Object7" text:anchor-type="as-char" svg:width="4.588cm" svg:height="1.152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1">Зная соотношение <draw:frame draw:style-name="fr2" draw:name="Object8" text:anchor-type="as-char" svg:width="1.57cm" svg:height="0.603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 находим:</text:p>
      <text:p text:style-name="P21"><draw:frame draw:style-name="fr2" draw:name="Object9" text:anchor-type="as-char" svg:width="1.626cm" svg:height="1.25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1">Формулы позволяют найти момент силы натяжения силы <text:span text:style-name="T3">М</text:span> и угловое ускорение <text:span text:style-name="T3">ε. </text:span>Проведя опыт с гирями различной массы, можно исследовать зависимость <text:span text:style-name="T3">М</text:span> от <text:span text:style-name="T3">ε</text:span> и построить график. Поэтому определение момента инерции колеса сводится к определению углового коэффициента найденной функции <text:span text:style-name="T3">М(ε)</text:span>.</text:p>
      <text:p text:style-name="P21">Записав уравнение <text:span text:style-name="T3">М(ε)</text:span> для разных двух точек на построенной прямой, имеем:</text:p>
      <text:p text:style-name="P21"><draw:frame draw:style-name="fr2" draw:name="Object10" text:anchor-type="as-char" svg:width="3.217cm" svg:height="0.601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1"><draw:frame draw:style-name="fr2" draw:name="Object11" text:anchor-type="as-char" svg:width="3.281cm" svg:height="0.60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1">Из этой системы получаем:</text:p>
      <text:p text:style-name="P21"><draw:frame draw:style-name="fr2" draw:name="Object12" text:anchor-type="as-char" svg:width="3.694cm" svg:height="1.085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1">Величины <text:span text:style-name="T3">М(ε’) </text:span>и <text:span text:style-name="T3">М(ε’’)</text:span> находятся из графика, то есть являются результатом усреднения ряда экспериментальных данных, то погрешность определения <text:span text:style-name="T3">I</text:span> в данном случае будет меньше, чем при подстановке в последнее равенство полученных непосредственно из опыта значений <text:span text:style-name="T3"><draw:frame draw:style-name="fr2" draw:name="Object13" text:anchor-type="as-char" svg:width="0.661cm" svg:height="0.504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">(ε)</text:span>.</text:p>
      <text:p text:style-name="P11">2. Результаты измерений и расчёты</text:p>
      <text:p text:style-name="P13"><draw:frame draw:style-name="fr3" draw:name="Object49" text:anchor-type="paragraph" svg:width="17.027cm" svg:height="10.938cm" draw:z-index="43"><draw:object xlink:href="./Object 49" xlink:type="simple" xlink:show="embed" xlink:actuate="onLoad"/><draw:image xlink:href="./ObjectReplacements/Object 49" xlink:type="simple" xlink:show="embed" xlink:actuate="onLoad"/></draw:frame><text:soft-page-break/></text:p>
      <text:p text:style-name="P14">r<text:span text:style-name="T16">0 </text:span>=0,044</text:p>
      <text:p text:style-name="P14"/>
      <text:p text:style-name="P19"/>
      <text:p text:style-name="P19">По формулам:</text:p>
      <text:p text:style-name="P15"><draw:frame draw:style-name="fr2" draw:name="Object14" text:anchor-type="as-char" svg:width="4.588cm" svg:height="1.152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и <draw:frame draw:style-name="fr2" draw:name="Object15" text:anchor-type="as-char" svg:width="1.626cm" svg:height="1.251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5">имеем: </text:p>
      <text:p text:style-name="P15"/>
      <text:p text:style-name="P15"><draw:frame draw:style-name="fr4" draw:name="Object16" text:anchor-type="paragraph" svg:width="11.638cm" svg:height="2.401cm" draw:z-index="44"><draw:object xlink:href="./Object 17" xlink:type="simple" xlink:show="embed" xlink:actuate="onLoad"/><draw:image xlink:href="./ObjectReplacements/Object 17" xlink:type="simple" xlink:show="embed" xlink:actuate="onLoad"/></draw:frame></text:p>
      <text:p text:style-name="P15"/>
      <text:p text:style-name="P15"/>
      <text:p text:style-name="P15"/>
      <text:p text:style-name="P5"><text:soft-page-break/><draw:frame draw:style-name="fr1" draw:name="graphics1" text:anchor-type="as-char" svg:width="15.108cm" svg:height="8.44cm" draw:z-index="16"><draw:image xlink:href="Pictures/2000015200004A1000002961DF6749E7.wmf" xlink:type="simple" xlink:show="embed" xlink:actuate="onLoad"/></draw:frame></text:p>
      <text:p text:style-name="P19"><draw:frame draw:style-name="fr2" draw:name="Object24" text:anchor-type="as-char" svg:width="1.011cm" svg:height="0.504cm" draw:z-index="17"><draw:object xlink:href="./Object 25" xlink:type="simple" xlink:show="embed" xlink:actuate="onLoad"/><draw:image xlink:href="./ObjectReplacements/Object 25" xlink:type="simple" xlink:show="embed" xlink:actuate="onLoad"/><svg:desc>formula</svg:desc></draw:frame>3,431<text:tab/><text:tab/><draw:frame draw:style-name="fr2" draw:name="Object25" text:anchor-type="as-char" svg:width="1.042cm" svg:height="0.51cm" draw:z-index="18"><draw:object xlink:href="./Object 26" xlink:type="simple" xlink:show="embed" xlink:actuate="onLoad"/><draw:image xlink:href="./ObjectReplacements/Object 26" xlink:type="simple" xlink:show="embed" xlink:actuate="onLoad"/><svg:desc>formula</svg:desc></draw:frame>1,163</text:p>
      <text:p text:style-name="P19"><draw:frame draw:style-name="fr2" draw:name="Object26" text:anchor-type="as-char" svg:width="1.806cm" svg:height="0.512cm" draw:z-index="19"><draw:object xlink:href="./Object 27" xlink:type="simple" xlink:show="embed" xlink:actuate="onLoad"/><draw:image xlink:href="./ObjectReplacements/Object 27" xlink:type="simple" xlink:show="embed" xlink:actuate="onLoad"/><svg:desc>formula</svg:desc></draw:frame>0,037<text:tab/><text:tab/><draw:frame draw:style-name="fr2" draw:name="Object27" text:anchor-type="as-char" svg:width="1.838cm" svg:height="0.512cm" draw:z-index="20"><draw:object xlink:href="./Object 28" xlink:type="simple" xlink:show="embed" xlink:actuate="onLoad"/><draw:image xlink:href="./ObjectReplacements/Object 28" xlink:type="simple" xlink:show="embed" xlink:actuate="onLoad"/><svg:desc>formula</svg:desc></draw:frame>0,011</text:p>
      <text:p text:style-name="P19"><draw:frame draw:style-name="fr2" draw:name="Object28" text:anchor-type="as-char" svg:width="6.62cm" svg:height="1.085cm" draw:z-index="21"><draw:object xlink:href="./Object 29" xlink:type="simple" xlink:show="embed" xlink:actuate="onLoad"/><draw:image xlink:href="./ObjectReplacements/Object 29" xlink:type="simple" xlink:show="embed" xlink:actuate="onLoad"/><svg:desc>formula</svg:desc></draw:frame>=0,012</text:p>
      <text:p text:style-name="P19"/>
      <text:p text:style-name="P19"/>
      <text:p text:style-name="P19"/>
      <text:p text:style-name="P19">Аналогично:</text:p>
      <text:p text:style-name="P15">2) При <text:span text:style-name="T7">r</text:span>=0.15 м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6">m</text:p>
          </table:table-cell>
          <table:table-cell table:style-name="Table2.B1" office:value-type="string">
            <text:p text:style-name="P16">t</text:p>
          </table:table-cell>
          <table:table-cell table:style-name="Table2.B1" office:value-type="string">
            <text:p text:style-name="P17">M</text:p>
          </table:table-cell>
          <table:table-cell table:style-name="Table2.D1" office:value-type="string">
            <text:p text:style-name="P17">E</text:p>
          </table:table-cell>
        </table:table-row>
        <table:table-row table:style-name="Table2.1">
          <table:table-cell table:style-name="Table2.A2" office:value-type="string">
            <text:p text:style-name="P18">0.053</text:p>
          </table:table-cell>
          <table:table-cell table:style-name="Table2.B2" office:value-type="string">
            <text:p text:style-name="P18">4.6122</text:p>
          </table:table-cell>
          <table:table-cell table:style-name="Table2.B2" office:value-type="string">
            <text:p text:style-name="P18">0.0108655</text:p>
          </table:table-cell>
          <table:table-cell table:style-name="Table2.D2" office:value-type="string">
            <text:p text:style-name="P18">1.79083</text:p>
          </table:table-cell>
        </table:table-row>
        <table:table-row table:style-name="Table2.1">
          <table:table-cell table:style-name="Table2.A2" office:value-type="string">
            <text:p text:style-name="P18">0.095</text:p>
          </table:table-cell>
          <table:table-cell table:style-name="Table2.B2" office:value-type="string">
            <text:p text:style-name="P18">3.6364</text:p>
          </table:table-cell>
          <table:table-cell table:style-name="Table2.B2" office:value-type="string">
            <text:p text:style-name="P18">0.0194303</text:p>
          </table:table-cell>
          <table:table-cell table:style-name="Table2.D2" office:value-type="string">
            <text:p text:style-name="P18">2.880895</text:p>
          </table:table-cell>
        </table:table-row>
        <table:table-row table:style-name="Table2.1">
          <table:table-cell table:style-name="Table2.A2" office:value-type="string">
            <text:p text:style-name="P18">0.137</text:p>
          </table:table-cell>
          <table:table-cell table:style-name="Table2.B2" office:value-type="string">
            <text:p text:style-name="P18">2.9408</text:p>
          </table:table-cell>
          <table:table-cell table:style-name="Table2.B2" office:value-type="string">
            <text:p text:style-name="P18">0.0279285</text:p>
          </table:table-cell>
          <table:table-cell table:style-name="Table2.D2" office:value-type="string">
            <text:p text:style-name="P18">4.404937</text:p>
          </table:table-cell>
        </table:table-row>
        <table:table-row table:style-name="Table2.1">
          <table:table-cell table:style-name="Table2.A5" office:value-type="string">
            <text:p text:style-name="P18">0.179</text:p>
          </table:table-cell>
          <table:table-cell table:style-name="Table2.B5" office:value-type="string">
            <text:p text:style-name="P18">2.6854</text:p>
          </table:table-cell>
          <table:table-cell table:style-name="Table2.B5" office:value-type="string">
            <text:p text:style-name="P18">0.0364212</text:p>
          </table:table-cell>
          <table:table-cell table:style-name="Table2.D5" office:value-type="string">
            <text:p text:style-name="P19"><text:span text:style-name="T11">5.282661</text:span></text:p>
          </table:table-cell>
        </table:table-row>
      </table:table>
      <text:p text:style-name="P15"/>
      <text:p text:style-name="P5"><draw:frame draw:style-name="fr1" draw:name="graphics2" text:anchor-type="as-char" svg:width="15.134cm" svg:height="8.467cm" draw:z-index="22"><draw:image xlink:href="Pictures/2000015E00004A310000298288E37E42.wmf" xlink:type="simple" xlink:show="embed" xlink:actuate="onLoad"/></draw:frame></text:p>
      <text:p text:style-name="P19"><draw:frame draw:style-name="fr2" draw:name="Object29" text:anchor-type="as-char" svg:width="1.011cm" svg:height="0.504cm" draw:z-index="23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11">5.282</text:span><text:tab/><text:tab/><draw:frame draw:style-name="fr2" draw:name="Object30" text:anchor-type="as-char" svg:width="1.042cm" svg:height="0.51cm" draw:z-index="24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11">1.790</text:span></text:p>
      <text:p text:style-name="P19"><draw:frame draw:style-name="fr2" draw:name="Object31" text:anchor-type="as-char" svg:width="1.806cm" svg:height="0.512cm" draw:z-index="25"><draw:object xlink:href="./Object 32" xlink:type="simple" xlink:show="embed" xlink:actuate="onLoad"/><draw:image xlink:href="./ObjectReplacements/Object 32" xlink:type="simple" xlink:show="embed" xlink:actuate="onLoad"/><svg:desc>formula</svg:desc></draw:frame>0,036<text:tab/><text:tab/><draw:frame draw:style-name="fr2" draw:name="Object32" text:anchor-type="as-char" svg:width="1.838cm" svg:height="0.512cm" draw:z-index="26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11">0.011</text:span></text:p>
      <text:p text:style-name="P19"><text:soft-page-break/><draw:frame draw:style-name="fr2" draw:name="Object33" text:anchor-type="as-char" svg:width="4.046cm" svg:height="1.085cm" draw:z-index="27"><draw:object xlink:href="./Object 34" xlink:type="simple" xlink:show="embed" xlink:actuate="onLoad"/><draw:image xlink:href="./ObjectReplacements/Object 34" xlink:type="simple" xlink:show="embed" xlink:actuate="onLoad"/><svg:desc>formula</svg:desc></draw:frame>0,007</text:p>
      <text:p text:style-name="P19"/>
      <text:p text:style-name="P15">3) При <text:span text:style-name="T7">r</text:span>=0.10 м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m</text:p>
          </table:table-cell>
          <table:table-cell table:style-name="Table3.B1" office:value-type="string">
            <text:p text:style-name="P17">t</text:p>
          </table:table-cell>
          <table:table-cell table:style-name="Table3.B1" office:value-type="string">
            <text:p text:style-name="P17">M</text:p>
          </table:table-cell>
          <table:table-cell table:style-name="Table3.D1" office:value-type="string">
            <text:p text:style-name="P17">E</text:p>
          </table:table-cell>
        </table:table-row>
        <table:table-row table:style-name="Table3.1">
          <table:table-cell table:style-name="Table3.A2" office:value-type="string">
            <text:p text:style-name="P18">0.053</text:p>
          </table:table-cell>
          <table:table-cell table:style-name="Table3.B2" office:value-type="string">
            <text:p text:style-name="P18">3.3572</text:p>
          </table:table-cell>
          <table:table-cell table:style-name="Table3.B2" office:value-type="string">
            <text:p text:style-name="P18">0.0108284</text:p>
          </table:table-cell>
          <table:table-cell table:style-name="Table3.D2" office:value-type="string">
            <text:p text:style-name="P18">3.379997</text:p>
          </table:table-cell>
        </table:table-row>
        <table:table-row table:style-name="Table3.1">
          <table:table-cell table:style-name="Table3.A2" office:value-type="string">
            <text:p text:style-name="P18">0.095</text:p>
          </table:table-cell>
          <table:table-cell table:style-name="Table3.B2" office:value-type="string">
            <text:p text:style-name="P18">2.5698</text:p>
          </table:table-cell>
          <table:table-cell table:style-name="Table3.B2" office:value-type="string">
            <text:p text:style-name="P18">0.0193093</text:p>
          </table:table-cell>
          <table:table-cell table:style-name="Table3.D2" office:value-type="string">
            <text:p text:style-name="P18">5.768621</text:p>
          </table:table-cell>
        </table:table-row>
        <table:table-row table:style-name="Table3.1">
          <table:table-cell table:style-name="Table3.A2" office:value-type="string">
            <text:p text:style-name="P18">0.137</text:p>
          </table:table-cell>
          <table:table-cell table:style-name="Table3.B2" office:value-type="string">
            <text:p text:style-name="P18">2.2078</text:p>
          </table:table-cell>
          <table:table-cell table:style-name="Table3.B2" office:value-type="string">
            <text:p text:style-name="P18">0.0277224</text:p>
          </table:table-cell>
          <table:table-cell table:style-name="Table3.D2" office:value-type="string">
            <text:p text:style-name="P18">7.8154</text:p>
          </table:table-cell>
        </table:table-row>
        <table:table-row table:style-name="Table3.1">
          <table:table-cell table:style-name="Table3.A5" office:value-type="string">
            <text:p text:style-name="P18">0.179</text:p>
          </table:table-cell>
          <table:table-cell table:style-name="Table3.B5" office:value-type="string">
            <text:p text:style-name="P18">1.9646</text:p>
          </table:table-cell>
          <table:table-cell table:style-name="Table3.B5" office:value-type="string">
            <text:p text:style-name="P18">0.0360591</text:p>
          </table:table-cell>
          <table:table-cell table:style-name="Table3.D5" office:value-type="string">
            <text:p text:style-name="P18">9.87012</text:p>
          </table:table-cell>
        </table:table-row>
      </table:table>
      <text:p text:style-name="P5"><draw:frame draw:style-name="fr1" draw:name="graphics3" text:anchor-type="as-char" svg:width="17.304cm" svg:height="8.308cm" draw:z-index="28"><draw:image xlink:href="Pictures/2000017B000054D4000028BB4CAA0A3D.wmf" xlink:type="simple" xlink:show="embed" xlink:actuate="onLoad"/></draw:frame></text:p>
      <text:p text:style-name="P19"><draw:frame draw:style-name="fr2" draw:name="Object34" text:anchor-type="as-char" svg:width="1.011cm" svg:height="0.504cm" draw:z-index="29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11">9.870</text:span><text:tab/><text:tab/><draw:frame draw:style-name="fr2" draw:name="Object35" text:anchor-type="as-char" svg:width="1.042cm" svg:height="0.51cm" draw:z-index="30"><draw:object xlink:href="./Object 36" xlink:type="simple" xlink:show="embed" xlink:actuate="onLoad"/><draw:image xlink:href="./ObjectReplacements/Object 36" xlink:type="simple" xlink:show="embed" xlink:actuate="onLoad"/><svg:desc>formula</svg:desc></draw:frame><text:span text:style-name="T11">3.380</text:span></text:p>
      <text:p text:style-name="P19"><draw:frame draw:style-name="fr2" draw:name="Object36" text:anchor-type="as-char" svg:width="1.806cm" svg:height="0.512cm" draw:z-index="31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11">0.036</text:span><text:tab/><text:tab/><draw:frame draw:style-name="fr2" draw:name="Object37" text:anchor-type="as-char" svg:width="1.838cm" svg:height="0.512cm" draw:z-index="32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11">0.010</text:span></text:p>
      <text:p text:style-name="P19"><draw:frame draw:style-name="fr2" draw:name="Object38" text:anchor-type="as-char" svg:width="4.046cm" svg:height="1.085cm" draw:z-index="33"><draw:object xlink:href="./Object 39" xlink:type="simple" xlink:show="embed" xlink:actuate="onLoad"/><draw:image xlink:href="./ObjectReplacements/Object 39" xlink:type="simple" xlink:show="embed" xlink:actuate="onLoad"/><svg:desc>formula</svg:desc></draw:frame>0,004</text:p>
      <text:p text:style-name="P4"/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I</text:p>
          </table:table-cell>
          <table:table-cell table:style-name="Table4.B1" office:value-type="string">
            <text:p text:style-name="P5"><text:span text:style-name="T11">r</text:span><text:span text:style-name="T12">2</text:span></text:p>
          </table:table-cell>
        </table:table-row>
        <table:table-row table:style-name="Table4.1">
          <table:table-cell table:style-name="Table4.A1" office:value-type="string">
            <text:p text:style-name="P5">0.012</text:p>
          </table:table-cell>
          <table:table-cell table:style-name="Table4.B1" office:value-type="string">
            <text:p text:style-name="P17">0.04</text:p>
          </table:table-cell>
        </table:table-row>
        <table:table-row table:style-name="Table4.1">
          <table:table-cell table:style-name="Table4.A1" office:value-type="string">
            <text:p text:style-name="P5">0.007</text:p>
          </table:table-cell>
          <table:table-cell table:style-name="Table4.B1" office:value-type="string">
            <text:p text:style-name="P17">0.0225</text:p>
          </table:table-cell>
        </table:table-row>
        <table:table-row table:style-name="Table4.1">
          <table:table-cell table:style-name="Table4.A1" office:value-type="string">
            <text:p text:style-name="P5">0.004</text:p>
          </table:table-cell>
          <table:table-cell table:style-name="Table4.B1" office:value-type="string">
            <text:p text:style-name="P17">0.01</text:p>
          </table:table-cell>
        </table:table-row>
      </table:table>
      <text:p text:style-name="P5"/>
      <text:p text:style-name="P9"/>
      <text:p text:style-name="P19"><text:span text:style-name="T13">3. Расчёт погрешности</text:span></text:p>
      <text:p text:style-name="P15"><text:span text:style-name="T7"><draw:frame draw:style-name="fr2" draw:name="Object39" text:anchor-type="as-char" svg:width="7.788cm" svg:height="1.316cm" draw:z-index="34"><draw:object xlink:href="./Object 40" xlink:type="simple" xlink:show="embed" xlink:actuate="onLoad"/><draw:image xlink:href="./ObjectReplacements/Object 40" xlink:type="simple" xlink:show="embed" xlink:actuate="onLoad"/><svg:desc>formula</svg:desc></draw:frame></text:span>,</text:p>
      <text:p text:style-name="P15">где <text:span text:style-name="T7">N</text:span> – число точек, <text:span text:style-name="T7"><draw:frame draw:style-name="fr2" draw:name="Object40" text:anchor-type="as-char" svg:width="1.549cm" svg:height="0.94cm" draw:z-index="35"><draw:object xlink:href="./Object 41" xlink:type="simple" xlink:show="embed" xlink:actuate="onLoad"/><draw:image xlink:href="./ObjectReplacements/Object 41" xlink:type="simple" xlink:show="embed" xlink:actuate="onLoad"/><svg:desc>formula</svg:desc></draw:frame></text:span> - экспериментальные значения, <text:span text:style-name="T7"><draw:frame draw:style-name="fr2" draw:name="Object41" text:anchor-type="as-char" svg:width="1.549cm" svg:height="0.601cm" draw:z-index="36"><draw:object xlink:href="./Object 42" xlink:type="simple" xlink:show="embed" xlink:actuate="onLoad"/><draw:image xlink:href="./ObjectReplacements/Object 42" xlink:type="simple" xlink:show="embed" xlink:actuate="onLoad"/><svg:desc>formula</svg:desc></draw:frame></text:span> - значения по графику, <text:span text:style-name="T7"><draw:frame draw:style-name="fr2" draw:name="Object42" text:anchor-type="as-char" svg:width="1.109cm" svg:height="0.603cm" draw:z-index="37"><draw:object xlink:href="./Object 43" xlink:type="simple" xlink:show="embed" xlink:actuate="onLoad"/><draw:image xlink:href="./ObjectReplacements/Object 43" xlink:type="simple" xlink:show="embed" xlink:actuate="onLoad"/><svg:desc>formula</svg:desc></draw:frame></text:span> - коэффициент Стьюдента.</text:p>
      <text:p text:style-name="P15"><text:span text:style-name="T14">при </text:span><text:span text:style-name="T10">r</text:span><text:span text:style-name="T14"> =0.20</text:span></text:p>
      <text:p text:style-name="P10"><draw:frame draw:style-name="fr2" draw:name="Object43" text:anchor-type="as-char" svg:width="17.149cm" svg:height="1.782cm" draw:z-index="38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15"/>
      <text:p text:style-name="P15"><text:soft-page-break/>Погрешность <text:span text:style-name="T7"><draw:frame draw:style-name="fr2" draw:name="Object44" text:anchor-type="as-char" svg:width="0.686cm" svg:height="0.51cm" draw:z-index="39"><draw:object xlink:href="./Object 45" xlink:type="simple" xlink:show="embed" xlink:actuate="onLoad"/><draw:image xlink:href="./ObjectReplacements/Object 45" xlink:type="simple" xlink:show="embed" xlink:actuate="onLoad"/><svg:desc>formula</svg:desc></draw:frame></text:span> можно найти по формуле:</text:p>
      <text:p text:style-name="P15"><text:span text:style-name="T7"><draw:frame draw:style-name="fr2" draw:name="Object45" text:anchor-type="as-char" svg:width="4.415cm" svg:height="1.124cm" draw:z-index="40"><draw:object xlink:href="./Object 46" xlink:type="simple" xlink:show="embed" xlink:actuate="onLoad"/><draw:image xlink:href="./ObjectReplacements/Object 46" xlink:type="simple" xlink:show="embed" xlink:actuate="onLoad"/><svg:desc>formula</svg:desc></draw:frame></text:span>,</text:p>
      <text:p text:style-name="P15">величины <text:span text:style-name="T7"><draw:frame draw:style-name="fr2" draw:name="Object46" text:anchor-type="as-char" svg:width="0.953cm" svg:height="0.51cm" draw:z-index="41"><draw:object xlink:href="./Object 47" xlink:type="simple" xlink:show="embed" xlink:actuate="onLoad"/><draw:image xlink:href="./ObjectReplacements/Object 47" xlink:type="simple" xlink:show="embed" xlink:actuate="onLoad"/><svg:desc>formula</svg:desc></draw:frame></text:span> и <text:span text:style-name="T7"><draw:frame draw:style-name="fr2" draw:name="Object47" text:anchor-type="as-char" svg:width="0.734cm" svg:height="0.504cm" draw:z-index="42"><draw:object xlink:href="./Object 48" xlink:type="simple" xlink:show="embed" xlink:actuate="onLoad"/><draw:image xlink:href="./ObjectReplacements/Object 48" xlink:type="simple" xlink:show="embed" xlink:actuate="onLoad"/><svg:desc>formula</svg:desc></draw:frame></text:span> могут быть подставлены в любых, но одинаковых единицах.</text:p>
      <text:p text:style-name="P6"><draw:frame draw:style-name="fr2" draw:name="Object48" text:anchor-type="as-char" svg:width="5.69cm" svg:height="1.15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top="0cm" fo:margin-bottom="0.212cm" style:contextual-spacing="false" fo:line-height="2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text-properties fo:font-size="10pt" fo:font-weight="bold" style:font-size-asian="10pt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588cm" fo:margin-left="1.905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18cm" fo:margin-bottom="0.21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/>
      </style:header>
      <style:header-first style:display="false"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4T15:56:23.942407011</meta:creation-date>
    <dc:date>2013-10-25T00:44:54.313749712</dc:date>
    <meta:editing-duration>PT48M36S</meta:editing-duration>
    <meta:editing-cycles>1</meta:editing-cycles>
    <meta:document-statistic meta:table-count="3" meta:image-count="3" meta:object-count="42" meta:page-count="6" meta:paragraph-count="102" meta:word-count="343" meta:character-count="2344" meta:non-whitespace-character-count="2069"/>
    <meta:generator>LibreOffice/4.1.2.3$Linux_X86_64 LibreOffice_project/410m0$Build-3</meta:generator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row>
                <mrow>
                  <mfrac>
                    <mrow>
                      <mtext>ΔΙ</mtext>
                    </mrow>
                    <mrow>
                      <mi>Ι</mi>
                    </mrow>
                  </mfrac>
                </mrow>
                <mo stretchy="false">=</mo>
                <mrow>
                  <mfrac>
                    <mrow>
                      <mrow>
                        <msqrt>
                          <mrow>
                            <mn>2</mn>
                          </mrow>
                        </msqrt>
                        <mo stretchy="false">∗</mo>
                        <mn>2</mn>
                      </mrow>
                      <mtext>.</mtext>
                      <mrow>
                        <mtext>78</mtext>
                        <mo stretchy="false">∗</mo>
                        <msup>
                          <mtext>20</mtext>
                          <mrow>
                            <mstyle mathsize="8pt">
                              <mrow>
                                <mrow>
                                  <mrow>
                                    <mo stretchy="false">−</mo>
                                    <mn>6</mn>
                                  </mrow>
                                </mrow>
                              </mrow>
                            </mstyle>
                          </mrow>
                        </msup>
                      </mrow>
                    </mrow>
                    <mrow>
                      <mn>0</mn>
                      <mtext>.</mtext>
                      <mtext>037-0</mtext>
                      <mtext>.</mtext>
                      <mtext>011</mtext>
                    </mrow>
                  </mfrac>
                </mrow>
              </mrow>
              <mo stretchy="false">=</mo>
              <mn>0,</mn>
            </mrow>
            <mtext>00015</mtext>
          </mrow>
        </mrow>
      </mstyle>
      <mrow/>
    </mrow>
    <annotation encoding="StarMath 5.0"> size 12{ {  {"ΔΙ"}  over  {Ι} } = {  { sqrt {2} *2 "." "78"*"20" rSup { size 8{ - 6} } }  over  {0 "." "037-0" "." "011"} } =0,"00015"} {}</annotation>
  </semantics>
</math>
</file>

<file path=Object 10/content.xml><?xml version="1.0" encoding="utf-8"?>
<math xmlns="http://www.w3.org/1998/Math/MathML">
  <semantics>
    <mrow>
      <mstyle mathsize="12pt">
        <mrow>
          <mrow>
            <mrow>
              <mi>ε</mi>
              <mo stretchy="false">=</mo>
              <mrow>
                <mfrac>
                  <mrow>
                    <mn>2h</mn>
                  </mrow>
                  <mrow>
                    <msub>
                      <mi>r</mi>
                      <mrow>
                        <mstyle mathsize="8pt">
                          <mrow>
                            <mrow>
                              <mn>0</mn>
                            </mrow>
                          </mrow>
                        </mstyle>
                      </mrow>
                    </msub>
                    <msup>
                      <mi>t</mi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p>
                  </mrow>
                </mfrac>
              </mrow>
            </mrow>
          </mrow>
        </mrow>
      </mstyle>
      <mrow/>
    </mrow>
    <annotation encoding="StarMath 5.0"> size 12{ε= {  {2h}  over  {r rSub { size 8{0} } t rSup { size 8{2} } } } } {}</annotation>
  </semantics>
</math>
</file>

<file path=Object 11/content.xml><?xml version="1.0" encoding="utf-8"?>
<math xmlns="http://www.w3.org/1998/Math/MathML">
  <semantics>
    <mrow>
      <mstyle mathsize="12pt">
        <mrow>
          <mrow>
            <mi>M</mi>
            <mo stretchy="false">(</mo>
            <mi>ε</mi>
            <mi>'</mi>
            <mrow>
              <mo stretchy="false">)</mo>
              <mo stretchy="false">=</mo>
              <mi mathvariant="italic">Iε</mi>
            </mrow>
            <mrow>
              <mi>'</mi>
              <mo stretchy="false">+</mo>
              <msub>
                <mi>M</mi>
                <mrow>
                  <mstyle mathsize="8pt">
                    <mrow>
                      <mrow>
                        <mi>c</mi>
                      </mrow>
                    </mrow>
                  </mstyle>
                </mrow>
              </msub>
            </mrow>
          </mrow>
        </mrow>
      </mstyle>
      <mrow/>
    </mrow>
    <annotation encoding="StarMath 5.0"> size 12{M \( ε' \) =Iε'+M rSub { size 8{c} } } {}</annotation>
  </semantics>
</math>
</file>

<file path=Object 12/content.xml><?xml version="1.0" encoding="utf-8"?>
<math xmlns="http://www.w3.org/1998/Math/MathML">
  <semantics>
    <mrow>
      <mstyle mathsize="12pt">
        <mrow>
          <mrow>
            <mi>M</mi>
            <mo stretchy="false">(</mo>
            <mi>ε</mi>
            <mtext>''</mtext>
            <mrow>
              <mo stretchy="false">)</mo>
              <mo stretchy="false">=</mo>
              <mi mathvariant="italic">Iε</mi>
            </mrow>
            <mrow>
              <mtext>''</mtext>
              <mo stretchy="false">+</mo>
              <msub>
                <mi>M</mi>
                <mrow>
                  <mstyle mathsize="8pt">
                    <mrow>
                      <mrow>
                        <mi>c</mi>
                      </mrow>
                    </mrow>
                  </mstyle>
                </mrow>
              </msub>
            </mrow>
          </mrow>
        </mrow>
      </mstyle>
      <mrow/>
    </mrow>
    <annotation encoding="StarMath 5.0"> size 12{M \( ε"''" \) =Iε"''"+M rSub { size 8{c} } } {}</annotation>
  </semantics>
</math>
</file>

<file path=Object 13/content.xml><?xml version="1.0" encoding="utf-8"?>
<math xmlns="http://www.w3.org/1998/Math/MathML">
  <semantics>
    <mrow>
      <mstyle mathsize="12pt">
        <mrow>
          <mrow>
            <mrow>
              <mi>I</mi>
              <mo stretchy="false">=</mo>
              <mrow>
                <mfrac>
                  <mrow>
                    <mi>M</mi>
                    <mo stretchy="false">(</mo>
                    <mi>ε</mi>
                    <mi>'</mi>
                    <mrow>
                      <mo stretchy="false">)</mo>
                      <mo stretchy="false">−</mo>
                      <mi>M</mi>
                    </mrow>
                    <mo stretchy="false">(</mo>
                    <mi>ε</mi>
                    <mtext>''</mtext>
                    <mo stretchy="false">)</mo>
                  </mrow>
                  <mrow>
                    <mi>ε</mi>
                    <mrow>
                      <mi>'</mi>
                      <mo stretchy="false">−</mo>
                      <mi>ε</mi>
                    </mrow>
                    <mtext>''</mtext>
                  </mrow>
                </mfrac>
              </mrow>
            </mrow>
          </mrow>
        </mrow>
      </mstyle>
      <mrow/>
    </mrow>
    <annotation encoding="StarMath 5.0"> size 12{I= {  {M \( ε' \)  - M \( ε"''" \) }  over  {ε' - ε"''"} } } {}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M</mi>
                </mrow>
                <mo stretchy="false">̃</mo>
              </mover>
            </mrow>
          </mrow>
        </mrow>
      </mstyle>
      <mrow/>
    </mrow>
    <annotation encoding="StarMath 5.0"> size 12{ { tilde  {M}}}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row>
                <mi>M</mi>
                <mo stretchy="false">=</mo>
                <mrow>
                  <mi>F</mi>
                  <mo stretchy="false">⋅</mo>
                  <msub>
                    <mi>r</mi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row>
              <mo stretchy="false">=</mo>
              <mrow>
                <mrow>
                  <mi>m</mi>
                  <mo stretchy="false">⋅</mo>
                  <msub>
                    <mi>r</mi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  <mo stretchy="false">⋅</mo>
                <mo stretchy="false">(</mo>
              </mrow>
            </mrow>
            <mrow>
              <mi>g</mi>
              <mo stretchy="false">−</mo>
              <mrow>
                <mfrac>
                  <mrow>
                    <mn>2h</mn>
                  </mrow>
                  <mrow>
                    <msup>
                      <mi>t</mi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p>
                  </mrow>
                </mfrac>
              </mrow>
            </mrow>
            <mo stretchy="false">)</mo>
          </mrow>
        </mrow>
      </mstyle>
      <mrow/>
    </mrow>
    <annotation encoding="StarMath 5.0"> size 12{M=F cdot r rSub { size 8{0} } =m cdot r rSub { size 8{0} }  cdot  \( g -  {  {2h}  over  {t rSup { size 8{2} } } }  \) } {}</annotation>
  </semantics>
</math>
</file>

<file path=Object 16/content.xml><?xml version="1.0" encoding="utf-8"?>
<math xmlns="http://www.w3.org/1998/Math/MathML">
  <semantics>
    <mrow>
      <mstyle mathsize="12pt">
        <mrow>
          <mrow>
            <mrow>
              <mi>ε</mi>
              <mo stretchy="false">=</mo>
              <mrow>
                <mfrac>
                  <mrow>
                    <mn>2h</mn>
                  </mrow>
                  <mrow>
                    <msub>
                      <mi>r</mi>
                      <mrow>
                        <mstyle mathsize="8pt">
                          <mrow>
                            <mrow>
                              <mn>0</mn>
                            </mrow>
                          </mrow>
                        </mstyle>
                      </mrow>
                    </msub>
                    <msup>
                      <mi>t</mi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p>
                  </mrow>
                </mfrac>
              </mrow>
            </mrow>
          </mrow>
        </mrow>
      </mstyle>
      <mrow/>
    </mrow>
    <annotation encoding="StarMath 5.0"> size 12{ε= {  {2h}  over  {r rSub { size 8{0} } t rSup { size 8{2} } } } } {}</annotation>
  </semantics>
</math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108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OpenSymbol"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108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OpenSymbol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 table:number-rows-repeated="19">
          <table:table-cell table:number-columns-repeated="9"/>
        </table:table-row>
        <table:table-row table:style-name="ro1">
          <table:table-cell table:style-name="ce5"/>
          <table:table-cell table:style-name="ce6" office:value-type="string" calcext:value-type="string" table:number-columns-spanned="4" table:number-rows-spanned="1">
            <text:p>M</text:p>
          </table:table-cell>
          <table:covered-table-cell table:number-columns-repeated="3" table:style-name="ce5"/>
          <table:table-cell table:style-name="ce8" office:value-type="string" calcext:value-type="string" table:number-columns-spanned="4" table:number-rows-spanned="1">
            <text:p>ε</text:p>
          </table:table-cell>
          <table:covered-table-cell table:number-columns-repeated="3" table:style-name="ce5"/>
        </table:table-row>
        <table:table-row table:style-name="ro1">
          <table:table-cell table:style-name="ce5" office:value-type="string" calcext:value-type="string">
            <text:p>№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32.8" calcext:value-type="float">
            <text:p>132,8</text:p>
          </table:table-cell>
          <table:table-cell table:style-name="ce5" office:value-type="float" office:value="182.8" calcext:value-type="float">
            <text:p>182,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32.8" calcext:value-type="float">
            <text:p>132,8</text:p>
          </table:table-cell>
          <table:table-cell table:style-name="ce5" office:value-type="float" office:value="182.8" calcext:value-type="float">
            <text:p>182,8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float" office:value="0.0230686838560376" calcext:value-type="float">
            <text:p>0,0231</text:p>
          </table:table-cell>
          <table:table-cell table:style-name="ce7" office:value-type="float" office:value="0.0446542947824866" calcext:value-type="float">
            <text:p>0,0447</text:p>
          </table:table-cell>
          <table:table-cell table:style-name="ce7" office:value-type="float" office:value="0.057430736599391" calcext:value-type="float">
            <text:p>0,0574</text:p>
          </table:table-cell>
          <table:table-cell table:style-name="ce7" office:value-type="float" office:value="0.078852198721194" calcext:value-type="float">
            <text:p>0,0789</text:p>
          </table:table-cell>
          <table:table-cell table:style-name="ce7" office:value-type="float" office:value="0.425104929694365" calcext:value-type="float">
            <text:p>0,4251</text:p>
          </table:table-cell>
          <table:table-cell table:style-name="ce7" office:value-type="float" office:value="1.29436053608701" calcext:value-type="float">
            <text:p>1,2944</text:p>
          </table:table-cell>
          <table:table-cell table:style-name="ce7" office:value-type="float" office:value="1.8379669439367" calcext:value-type="float">
            <text:p>1,8380</text:p>
          </table:table-cell>
          <table:table-cell table:style-name="ce7" office:value-type="float" office:value="2.3947678036309" calcext:value-type="float">
            <text:p>2,3948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float" office:value="0.0231133" calcext:value-type="float">
            <text:p>0,0231</text:p>
          </table:table-cell>
          <table:table-cell table:style-name="ce7" office:value-type="float" office:value="0.0449183" calcext:value-type="float">
            <text:p>0,0449</text:p>
          </table:table-cell>
          <table:table-cell table:style-name="ce7" office:value-type="float" office:value="0.05791408" calcext:value-type="float">
            <text:p>0,0579</text:p>
          </table:table-cell>
          <table:table-cell table:style-name="ce7" office:value-type="float" office:value="0.07971908" calcext:value-type="float">
            <text:p>0,0797</text:p>
          </table:table-cell>
          <table:table-cell table:style-name="ce7" office:value-type="float" office:value="0.812685953580422" calcext:value-type="float">
            <text:p>0,8127</text:p>
          </table:table-cell>
          <table:table-cell table:style-name="ce7" office:value-type="float" office:value="1.96817709867702" calcext:value-type="float">
            <text:p>1,9682</text:p>
          </table:table-cell>
          <table:table-cell table:style-name="ce7" office:value-type="float" office:value="2.47026056714188" calcext:value-type="float">
            <text:p>2,4703</text:p>
          </table:table-cell>
          <table:table-cell table:style-name="ce7" office:value-type="float" office:value="3.73922274063456" calcext:value-type="float">
            <text:p>3,7392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float" office:value="0.0229555026404943" calcext:value-type="float">
            <text:p>0,0230</text:p>
          </table:table-cell>
          <table:table-cell table:style-name="ce7" office:value-type="float" office:value="0.0441775953101005" calcext:value-type="float">
            <text:p>0,0442</text:p>
          </table:table-cell>
          <table:table-cell table:style-name="ce7" office:value-type="float" office:value="0.0566157936187747" calcext:value-type="float">
            <text:p>0,0566</text:p>
          </table:table-cell>
          <table:table-cell table:style-name="ce7" office:value-type="float" office:value="0.0772718857972277" calcext:value-type="float">
            <text:p>0,0773</text:p>
          </table:table-cell>
          <table:table-cell table:style-name="ce7" office:value-type="float" office:value="1.50350141139693" calcext:value-type="float">
            <text:p>1,5035</text:p>
          </table:table-cell>
          <table:table-cell table:style-name="ce7" office:value-type="float" office:value="3.63151504553838" calcext:value-type="float">
            <text:p>3,6315</text:p>
          </table:table-cell>
          <table:table-cell table:style-name="ce7" office:value-type="float" office:value="4.93687810663938" calcext:value-type="float">
            <text:p>4,9369</text:p>
          </table:table-cell>
          <table:table-cell table:style-name="ce7" office:value-type="float" office:value="6.76039733388097" calcext:value-type="float">
            <text:p>6,7604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adornments="Regular" style:font-charset="x-symbo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>
  <semantics>
    <mrow>
      <mstyle mathsize="12pt">
        <mrow>
          <mrow>
            <mrow>
              <mi>ε</mi>
              <mo stretchy="false">=</mo>
              <mrow>
                <mfrac>
                  <mrow>
                    <mi>M</mi>
                  </mrow>
                  <mrow>
                    <mi>I</mi>
                  </mrow>
                </mfrac>
              </mrow>
            </mrow>
          </mrow>
        </mrow>
      </mstyle>
      <mrow/>
    </mrow>
    <annotation encoding="StarMath 5.0"> size 12{ε= {  {M}  over  {I} } } {}</annotation>
  </semantics>
</math>
</file>

<file path=Object 25/content.xml><?xml version="1.0" encoding="utf-8"?>
<math xmlns="http://www.w3.org/1998/Math/MathML">
  <semantics>
    <mrow>
      <mstyle mathsize="12pt">
        <mrow>
          <mrow>
            <mi>ε</mi>
            <mrow>
              <mi>'</mi>
              <mo stretchy="false">=</mo>
              <mrow/>
            </mrow>
          </mrow>
        </mrow>
      </mstyle>
      <mrow/>
    </mrow>
    <annotation encoding="StarMath 5.0"> size 12{ε'={}} {}</annotation>
  </semantics>
</math>
</file>

<file path=Object 26/content.xml><?xml version="1.0" encoding="utf-8"?>
<math xmlns="http://www.w3.org/1998/Math/MathML">
  <semantics>
    <mrow>
      <mstyle mathsize="12pt">
        <mrow>
          <mrow>
            <mi>ε</mi>
            <mrow>
              <mtext>''</mtext>
              <mo stretchy="false">=</mo>
              <mrow/>
            </mrow>
          </mrow>
        </mrow>
      </mstyle>
      <mrow/>
    </mrow>
    <annotation encoding="StarMath 5.0"> size 12{ε"''"={}} {}</annotation>
  </semantics>
</math>
</file>

<file path=Object 27/content.xml><?xml version="1.0" encoding="utf-8"?>
<math xmlns="http://www.w3.org/1998/Math/MathML">
  <semantics>
    <mrow>
      <mstyle mathsize="12pt">
        <mrow>
          <mrow>
            <mi>M</mi>
            <mo stretchy="false">(</mo>
            <mi>ε</mi>
            <mi>'</mi>
            <mrow>
              <mo stretchy="false">)</mo>
              <mo stretchy="false">=</mo>
              <mrow/>
            </mrow>
          </mrow>
        </mrow>
      </mstyle>
      <mrow/>
    </mrow>
    <annotation encoding="StarMath 5.0"> size 12{M \( ε' \) ={}} {}</annotation>
  </semantics>
</math>
</file>

<file path=Object 28/content.xml><?xml version="1.0" encoding="utf-8"?>
<math xmlns="http://www.w3.org/1998/Math/MathML">
  <semantics>
    <mrow>
      <mstyle mathsize="12pt">
        <mrow>
          <mrow>
            <mi>M</mi>
            <mo stretchy="false">(</mo>
            <mi>ε</mi>
            <mtext>''</mtext>
            <mrow>
              <mo stretchy="false">)</mo>
              <mo stretchy="false">=</mo>
              <mrow/>
            </mrow>
          </mrow>
        </mrow>
      </mstyle>
      <mrow/>
    </mrow>
    <annotation encoding="StarMath 5.0"> size 12{M \( ε"''" \) ={}} {}</annotation>
  </semantics>
</math>
</file>

<file path=Object 29/content.xml><?xml version="1.0" encoding="utf-8"?>
<math xmlns="http://www.w3.org/1998/Math/MathML">
  <semantics>
    <mrow>
      <mstyle mathsize="12pt">
        <mrow>
          <mrow>
            <mrow>
              <mrow>
                <mi>I</mi>
                <mo stretchy="false">=</mo>
                <mrow>
                  <mfrac>
                    <mrow>
                      <mi>M</mi>
                      <mo stretchy="false">(</mo>
                      <mi>ε</mi>
                      <mi>'</mi>
                      <mrow>
                        <mo stretchy="false">)</mo>
                        <mo stretchy="false">−</mo>
                        <mi>M</mi>
                      </mrow>
                      <mo stretchy="false">(</mo>
                      <mi>ε</mi>
                      <mtext>''</mtext>
                      <mo stretchy="false">)</mo>
                    </mrow>
                    <mrow>
                      <mi>ε</mi>
                      <mrow>
                        <mi>'</mi>
                        <mo stretchy="false">−</mo>
                        <mi>ε</mi>
                      </mrow>
                      <mtext>''</mtext>
                    </mrow>
                  </mfrac>
                </mrow>
              </mrow>
              <mo stretchy="false">=</mo>
              <mrow>
                <mfrac>
                  <mrow>
                    <mn>0</mn>
                    <mtext>.</mtext>
                    <mrow>
                      <mtext>037</mtext>
                      <mo stretchy="false">−</mo>
                      <mn>0</mn>
                    </mrow>
                    <mtext>.</mtext>
                    <mtext>011</mtext>
                  </mrow>
                  <mrow>
                    <mn>3</mn>
                    <mtext>.</mtext>
                    <mrow>
                      <mtext>431</mtext>
                      <mo stretchy="false">−</mo>
                      <mn>1</mn>
                    </mrow>
                    <mtext>.</mtext>
                    <mtext>163</mtext>
                  </mrow>
                </mfrac>
              </mrow>
            </mrow>
          </mrow>
        </mrow>
      </mstyle>
      <mrow/>
    </mrow>
    <annotation encoding="StarMath 5.0"> size 12{I= {  {M \( ε' \)  - M \( ε"''" \) }  over  {ε' - ε"''"} } = {  {0 "." "037" - 0 "." "011"}  over  {3 "." "431" - 1 "." "163"} } 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i>I</mi>
              <mo stretchy="false">=</mo>
              <mstyle mathvariant="italic">
                <mrow>
                  <msup>
                    <mtext>mr</mtext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p>
                </mrow>
              </mstyle>
            </mrow>
          </mrow>
        </mrow>
      </mstyle>
      <mrow/>
    </mrow>
    <annotation encoding="StarMath 5.0"> size 12{I= ital "mr" rSup { size 8{2} } } {}</annotation>
  </semantics>
</math>
</file>

<file path=Object 30/content.xml><?xml version="1.0" encoding="utf-8"?>
<math xmlns="http://www.w3.org/1998/Math/MathML">
  <semantics>
    <mrow>
      <mstyle mathsize="12pt">
        <mrow>
          <mrow>
            <mi>ε</mi>
            <mrow>
              <mi>'</mi>
              <mo stretchy="false">=</mo>
              <mrow/>
            </mrow>
          </mrow>
        </mrow>
      </mstyle>
      <mrow/>
    </mrow>
    <annotation encoding="StarMath 5.0"> size 12{ε'={}} {}</annotation>
  </semantics>
</math>
</file>

<file path=Object 31/content.xml><?xml version="1.0" encoding="utf-8"?>
<math xmlns="http://www.w3.org/1998/Math/MathML">
  <semantics>
    <mrow>
      <mstyle mathsize="12pt">
        <mrow>
          <mrow>
            <mi>ε</mi>
            <mrow>
              <mtext>''</mtext>
              <mo stretchy="false">=</mo>
              <mrow/>
            </mrow>
          </mrow>
        </mrow>
      </mstyle>
      <mrow/>
    </mrow>
    <annotation encoding="StarMath 5.0"> size 12{ε"''"={}} {}</annotation>
  </semantics>
</math>
</file>

<file path=Object 32/content.xml><?xml version="1.0" encoding="utf-8"?>
<math xmlns="http://www.w3.org/1998/Math/MathML">
  <semantics>
    <mrow>
      <mstyle mathsize="12pt">
        <mrow>
          <mrow>
            <mi>M</mi>
            <mo stretchy="false">(</mo>
            <mi>ε</mi>
            <mi>'</mi>
            <mrow>
              <mo stretchy="false">)</mo>
              <mo stretchy="false">=</mo>
              <mrow/>
            </mrow>
          </mrow>
        </mrow>
      </mstyle>
      <mrow/>
    </mrow>
    <annotation encoding="StarMath 5.0"> size 12{M \( ε' \) ={}} {}</annotation>
  </semantics>
</math>
</file>

<file path=Object 33/content.xml><?xml version="1.0" encoding="utf-8"?>
<math xmlns="http://www.w3.org/1998/Math/MathML">
  <semantics>
    <mrow>
      <mstyle mathsize="12pt">
        <mrow>
          <mrow>
            <mi>M</mi>
            <mo stretchy="false">(</mo>
            <mi>ε</mi>
            <mtext>''</mtext>
            <mrow>
              <mo stretchy="false">)</mo>
              <mo stretchy="false">=</mo>
              <mrow/>
            </mrow>
          </mrow>
        </mrow>
      </mstyle>
      <mrow/>
    </mrow>
    <annotation encoding="StarMath 5.0"> size 12{M \( ε"''" \) ={}} {}</annotation>
  </semantics>
</math>
</file>

<file path=Object 34/content.xml><?xml version="1.0" encoding="utf-8"?>
<math xmlns="http://www.w3.org/1998/Math/MathML">
  <semantics>
    <mrow>
      <mstyle mathsize="12pt">
        <mrow>
          <mrow>
            <mrow>
              <mrow>
                <mi>I</mi>
                <mo stretchy="false">=</mo>
                <mrow>
                  <mfrac>
                    <mrow>
                      <mi>M</mi>
                      <mo stretchy="false">(</mo>
                      <mi>ε</mi>
                      <mi>'</mi>
                      <mrow>
                        <mo stretchy="false">)</mo>
                        <mo stretchy="false">−</mo>
                        <mi>M</mi>
                      </mrow>
                      <mo stretchy="false">(</mo>
                      <mi>ε</mi>
                      <mtext>''</mtext>
                      <mo stretchy="false">)</mo>
                    </mrow>
                    <mrow>
                      <mi>ε</mi>
                      <mrow>
                        <mi>'</mi>
                        <mo stretchy="false">−</mo>
                        <mi>ε</mi>
                      </mrow>
                      <mtext>''</mtext>
                    </mrow>
                  </mfrac>
                </mrow>
              </mrow>
              <mo stretchy="false">=</mo>
              <mrow/>
            </mrow>
          </mrow>
        </mrow>
      </mstyle>
      <mrow/>
    </mrow>
    <annotation encoding="StarMath 5.0"> size 12{I= {  {M \( ε' \)  - M \( ε"''" \) }  over  {ε' - ε"''"} } ={}} {}</annotation>
  </semantics>
</math>
</file>

<file path=Object 35/content.xml><?xml version="1.0" encoding="utf-8"?>
<math xmlns="http://www.w3.org/1998/Math/MathML">
  <semantics>
    <mrow>
      <mstyle mathsize="12pt">
        <mrow>
          <mrow>
            <mi>ε</mi>
            <mrow>
              <mi>'</mi>
              <mo stretchy="false">=</mo>
              <mrow/>
            </mrow>
          </mrow>
        </mrow>
      </mstyle>
      <mrow/>
    </mrow>
    <annotation encoding="StarMath 5.0"> size 12{ε'={}} {}</annotation>
  </semantics>
</math>
</file>

<file path=Object 36/content.xml><?xml version="1.0" encoding="utf-8"?>
<math xmlns="http://www.w3.org/1998/Math/MathML">
  <semantics>
    <mrow>
      <mstyle mathsize="12pt">
        <mrow>
          <mrow>
            <mi>ε</mi>
            <mrow>
              <mtext>''</mtext>
              <mo stretchy="false">=</mo>
              <mrow/>
            </mrow>
          </mrow>
        </mrow>
      </mstyle>
      <mrow/>
    </mrow>
    <annotation encoding="StarMath 5.0"> size 12{ε"''"={}} {}</annotation>
  </semantics>
</math>
</file>

<file path=Object 37/content.xml><?xml version="1.0" encoding="utf-8"?>
<math xmlns="http://www.w3.org/1998/Math/MathML">
  <semantics>
    <mrow>
      <mstyle mathsize="12pt">
        <mrow>
          <mrow>
            <mi>M</mi>
            <mo stretchy="false">(</mo>
            <mi>ε</mi>
            <mi>'</mi>
            <mrow>
              <mo stretchy="false">)</mo>
              <mo stretchy="false">=</mo>
              <mrow/>
            </mrow>
          </mrow>
        </mrow>
      </mstyle>
      <mrow/>
    </mrow>
    <annotation encoding="StarMath 5.0"> size 12{M \( ε' \) ={}} {}</annotation>
  </semantics>
</math>
</file>

<file path=Object 38/content.xml><?xml version="1.0" encoding="utf-8"?>
<math xmlns="http://www.w3.org/1998/Math/MathML">
  <semantics>
    <mrow>
      <mstyle mathsize="12pt">
        <mrow>
          <mrow>
            <mi>M</mi>
            <mo stretchy="false">(</mo>
            <mi>ε</mi>
            <mtext>''</mtext>
            <mrow>
              <mo stretchy="false">)</mo>
              <mo stretchy="false">=</mo>
              <mrow/>
            </mrow>
          </mrow>
        </mrow>
      </mstyle>
      <mrow/>
    </mrow>
    <annotation encoding="StarMath 5.0"> size 12{M \( ε"''" \) ={}} {}</annotation>
  </semantics>
</math>
</file>

<file path=Object 39/content.xml><?xml version="1.0" encoding="utf-8"?>
<math xmlns="http://www.w3.org/1998/Math/MathML">
  <semantics>
    <mrow>
      <mstyle mathsize="12pt">
        <mrow>
          <mrow>
            <mrow>
              <mrow>
                <mi>I</mi>
                <mo stretchy="false">=</mo>
                <mrow>
                  <mfrac>
                    <mrow>
                      <mi>M</mi>
                      <mo stretchy="false">(</mo>
                      <mi>ε</mi>
                      <mi>'</mi>
                      <mrow>
                        <mo stretchy="false">)</mo>
                        <mo stretchy="false">−</mo>
                        <mi>M</mi>
                      </mrow>
                      <mo stretchy="false">(</mo>
                      <mi>ε</mi>
                      <mtext>''</mtext>
                      <mo stretchy="false">)</mo>
                    </mrow>
                    <mrow>
                      <mi>ε</mi>
                      <mrow>
                        <mi>'</mi>
                        <mo stretchy="false">−</mo>
                        <mi>ε</mi>
                      </mrow>
                      <mtext>''</mtext>
                    </mrow>
                  </mfrac>
                </mrow>
              </mrow>
              <mo stretchy="false">=</mo>
              <mrow/>
            </mrow>
          </mrow>
        </mrow>
      </mstyle>
      <mrow/>
    </mrow>
    <annotation encoding="StarMath 5.0"> size 12{I= {  {M \( ε' \)  - M \( ε"''" \) }  over  {ε' - ε"''"} } ={}} {}</annotation>
  </semantics>
</math>
</file>

<file path=Object 4/content.xml><?xml version="1.0" encoding="utf-8"?>
<math xmlns="http://www.w3.org/1998/Math/MathML">
  <semantics>
    <mrow>
      <mstyle mathsize="12pt">
        <mrow>
          <mrow>
            <mrow>
              <mi>ε</mi>
              <mo stretchy="false">=</mo>
              <mrow>
                <mfrac>
                  <mrow>
                    <mrow>
                      <mi>M</mi>
                      <mo stretchy="false">−</mo>
                      <msub>
                        <mi>M</mi>
                        <mrow>
                          <mstyle mathsize="8pt">
                            <mrow>
                              <mrow>
                                <mi>c</mi>
                              </mrow>
                            </mrow>
                          </mstyle>
                        </mrow>
                      </msub>
                    </mrow>
                  </mrow>
                  <mrow>
                    <mi>I</mi>
                  </mrow>
                </mfrac>
              </mrow>
            </mrow>
          </mrow>
        </mrow>
      </mstyle>
      <mrow/>
    </mrow>
    <annotation encoding="StarMath 5.0"> size 12{ε= {  {M - M rSub { size 8{c} } }  over  {I} } } {}</annotation>
  </semantics>
</math>
</file>

<file path=Object 40/content.xml><?xml version="1.0" encoding="utf-8"?>
<math xmlns="http://www.w3.org/1998/Math/MathML">
  <semantics>
    <mrow>
      <mstyle mathsize="12pt">
        <mrow>
          <mrow>
            <mrow>
              <mtext>ΔΜ</mtext>
              <mo stretchy="false">=</mo>
              <mrow>
                <msub>
                  <mi>S</mi>
                  <mrow>
                    <mstyle mathsize="8pt">
                      <mrow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</mstyle>
                  </mrow>
                </msub>
                <mo stretchy="false">∗</mo>
                <msqrt>
                  <mrow>
                    <mrow>
                      <mfrac>
                        <mrow>
                          <mn>1</mn>
                        </mrow>
                        <mrow>
                          <mrow>
                            <mi>N</mi>
                            <mo stretchy="false">−</mo>
                            <mn>2</mn>
                          </mrow>
                        </mrow>
                      </mfrac>
                    </mrow>
                    <mrow>
                      <munder>
                        <mo stretchy="false">∑</mo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under>
                      <mrow>
                        <mo stretchy="false">(</mo>
                        <mover>
                          <mrow>
                            <mi>Μ</mi>
                          </mrow>
                          <mrow>
                            <mstyle mathsize="8pt">
                              <mrow>
                                <mrow>
                                  <mtext>~</mtext>
                                </mrow>
                              </mrow>
                            </mstyle>
                          </mrow>
                        </mover>
                        <mo stretchy="false">(</mo>
                        <msub>
                          <mi>Ε</mi>
                          <mrow>
                            <mstyle mathsize="8pt">
                              <mrow>
                                <mrow>
                                  <mi>i</mi>
                                </mrow>
                              </mrow>
                            </mstyle>
                          </mrow>
                        </msub>
                        <mrow>
                          <mo stretchy="false">)</mo>
                          <mo stretchy="false">−</mo>
                          <mi>Μ</mi>
                        </mrow>
                        <mo stretchy="false">(</mo>
                        <msub>
                          <mi>Ε</mi>
                          <mrow>
                            <mstyle mathsize="8pt">
                              <mrow>
                                <mrow>
                                  <mi>i</mi>
                                </mrow>
                              </mrow>
                            </mstyle>
                          </mrow>
                        </msub>
                        <mo stretchy="false">)</mo>
                        <msup>
                          <mo stretchy="false">)</mo>
                          <mrow>
                            <mstyle mathsize="8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p>
                      </mrow>
                    </mrow>
                  </mrow>
                </msqrt>
              </mrow>
            </mrow>
          </mrow>
        </mrow>
      </mstyle>
      <mrow/>
    </mrow>
    <annotation encoding="StarMath 5.0"> size 12{"ΔΜ"=S rSub { size 8{N - 1} } * sqrt { {  {1}  over  {N - 2} }  Sum cSub { size 8{i} }  { \(  {Μ}  cSup { size 8{ "~" } }  \( Ε rSub { size 8{i} }  \)  - Μ \( Ε rSub { size 8{i} }  \)  \)  rSup { size 8{2} } } } } {}</annotation>
  </semantics>
</math>
</file>

<file path=Object 41/content.xml><?xml version="1.0" encoding="utf-8"?>
<math xmlns="http://www.w3.org/1998/Math/MathML">
  <semantics>
    <mrow>
      <mstyle mathsize="12pt">
        <mrow>
          <mrow>
            <mover>
              <mrow>
                <mi>Μ</mi>
              </mrow>
              <mrow>
                <mstyle mathsize="8pt">
                  <mrow>
                    <mrow>
                      <mtext>~</mtext>
                    </mrow>
                  </mrow>
                </mstyle>
              </mrow>
            </mover>
            <mo stretchy="false">(</mo>
            <msub>
              <mi>Ε</mi>
              <mrow>
                <mstyle mathsize="8pt">
                  <mrow>
                    <mrow>
                      <mi>i</mi>
                    </mrow>
                  </mrow>
                </mstyle>
              </mrow>
            </msub>
            <mo stretchy="false">)</mo>
          </mrow>
        </mrow>
      </mstyle>
      <mrow/>
    </mrow>
    <annotation encoding="StarMath 5.0"> size 12{ {Μ}  cSup { size 8{ "~" } }  \( Ε rSub { size 8{i} }  \) } {}</annotation>
  </semantics>
</math>
</file>

<file path=Object 42/content.xml><?xml version="1.0" encoding="utf-8"?>
<math xmlns="http://www.w3.org/1998/Math/MathML">
  <semantics>
    <mrow>
      <mstyle mathsize="12pt">
        <mrow>
          <mrow>
            <mi>Μ</mi>
            <mo stretchy="false">(</mo>
            <msub>
              <mi>Ε</mi>
              <mrow>
                <mstyle mathsize="8pt">
                  <mrow>
                    <mrow>
                      <mi>i</mi>
                    </mrow>
                  </mrow>
                </mstyle>
              </mrow>
            </msub>
            <mo stretchy="false">)</mo>
          </mrow>
        </mrow>
      </mstyle>
      <mrow/>
    </mrow>
    <annotation encoding="StarMath 5.0"> size 12{Μ \( Ε rSub { size 8{i} }  \) } {}</annotation>
  </semantics>
</math>
</file>

<file path=Object 43/content.xml><?xml version="1.0" encoding="utf-8"?>
<math xmlns="http://www.w3.org/1998/Math/MathML">
  <semantics>
    <mrow>
      <mstyle mathsize="12pt">
        <mrow>
          <mrow>
            <msub>
              <mi>S</mi>
              <mrow>
                <mstyle mathsize="8pt">
                  <mrow>
                    <mrow>
                      <mrow>
                        <mi>N</mi>
                        <mo stretchy="false">−</mo>
                        <mn>1</mn>
                      </mrow>
                    </mrow>
                  </mrow>
                </mstyle>
              </mrow>
            </msub>
          </mrow>
        </mrow>
      </mstyle>
      <mrow/>
    </mrow>
    <annotation encoding="StarMath 5.0"> size 12{S rSub { size 8{N - 1} } } {}</annotation>
  </semantics>
</math>
</file>

<file path=Object 44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text>ΔΜ</mtext>
                        <mo stretchy="false">=</mo>
                        <mn>1</mn>
                      </mrow>
                      <mtext>.</mtext>
                      <mrow>
                        <mrow>
                          <mtext>39</mtext>
                          <mo stretchy="false">∗</mo>
                          <msqrt>
                            <mrow>
                              <mrow>
                                <mfrac>
                                  <mrow>
                                    <mn>1</mn>
                                  </mrow>
                                  <mrow>
                                    <mrow>
                                      <mn>4</mn>
                                      <mo stretchy="false">−</mo>
                                      <mn>2</mn>
                                    </mrow>
                                  </mrow>
                                </mfrac>
                              </mrow>
                              <mo stretchy="false">[</mo>
                              <mo stretchy="false">(</mo>
                              <mn>0</mn>
                              <mtext>.</mtext>
                              <mrow>
                                <mtext>011</mtext>
                                <mo stretchy="false">−</mo>
                                <mn>0</mn>
                              </mrow>
                              <mtext>.</mtext>
                              <mtext>010</mtext>
                              <mrow>
                                <msup>
                                  <mo stretchy="false">)</mo>
                                  <mrow>
                                    <mstyle mathsize="8pt">
                                      <mrow>
                                        <mrow>
                                          <mn>2</mn>
                                        </mrow>
                                      </mrow>
                                    </mstyle>
                                  </mrow>
                                </msup>
                                <mo stretchy="false">+</mo>
                                <mo stretchy="false">(</mo>
                              </mrow>
                              <mn>0</mn>
                              <mtext>.</mtext>
                              <mrow>
                                <mtext>019</mtext>
                                <mo stretchy="false">−</mo>
                                <mn>0</mn>
                              </mrow>
                              <mtext>.</mtext>
                              <mtext>020</mtext>
                              <mrow>
                                <msup>
                                  <mo stretchy="false">)</mo>
                                  <mrow>
                                    <mstyle mathsize="8pt">
                                      <mrow>
                                        <mrow>
                                          <mn>2</mn>
                                        </mrow>
                                      </mrow>
                                    </mstyle>
                                  </mrow>
                                </msup>
                                <mo stretchy="false">+</mo>
                                <mo stretchy="false">(</mo>
                              </mrow>
                              <mn>0</mn>
                              <mtext>.</mtext>
                              <mrow>
                                <mtext>028</mtext>
                                <mo stretchy="false">−</mo>
                                <mn>0</mn>
                              </mrow>
                              <mtext>.</mtext>
                              <mtext>029</mtext>
                              <mrow>
                                <msup>
                                  <mo stretchy="false">)</mo>
                                  <mrow>
                                    <mstyle mathsize="8pt">
                                      <mrow>
                                        <mrow>
                                          <mn>2</mn>
                                        </mrow>
                                      </mrow>
                                    </mstyle>
                                  </mrow>
                                </msup>
                                <mo stretchy="false">+</mo>
                                <mo stretchy="false">(</mo>
                              </mrow>
                              <mn>0</mn>
                              <mtext>.</mtext>
                              <mrow>
                                <mtext>037</mtext>
                                <mo stretchy="false">−</mo>
                                <mn>0</mn>
                              </mrow>
                              <mtext>.</mtext>
                              <mtext>036</mtext>
                              <msup>
                                <mo stretchy="false">)</mo>
                                <mrow>
                                  <mstyle mathsize="8pt">
                                    <mrow>
                                      <mrow>
                                        <mn>2</mn>
                                      </mrow>
                                    </mrow>
                                  </mstyle>
                                </mrow>
                              </msup>
                              <mo stretchy="false">]</mo>
                            </mrow>
                          </msqrt>
                        </mrow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n>1</mn>
                <mtext>.</mtext>
                <mrow>
                  <mrow>
                    <mrow>
                      <mtext>39</mtext>
                      <mo stretchy="false">∗</mo>
                      <mn>2</mn>
                    </mrow>
                    <mo stretchy="false">∗</mo>
                    <msup>
                      <mtext>20</mtext>
                      <mrow>
                        <mstyle mathsize="8pt">
                          <mrow>
                            <mrow>
                              <mrow>
                                <mo stretchy="false">−</mo>
                                <mn>6</mn>
                              </mrow>
                            </mrow>
                          </mrow>
                        </mstyle>
                      </mrow>
                    </msup>
                  </mrow>
                  <mo stretchy="false">=</mo>
                  <mn>2</mn>
                </mrow>
                <mtext>.</mtext>
                <mrow>
                  <mtext>78</mtext>
                  <mo stretchy="false">∗</mo>
                  <msup>
                    <mtext>20</mtext>
                    <mrow>
                      <mstyle mathsize="8pt">
                        <mrow>
                          <mrow>
                            <mrow>
                              <mo stretchy="false">−</mo>
                              <mn>6</mn>
                            </mrow>
                          </mrow>
                        </mrow>
                      </mstyle>
                    </mrow>
                  </msup>
                </mrow>
                <mrow/>
              </mrow>
            </mtd>
          </mtr>
        </mtable>
      </mrow>
      <mrow/>
    </mrow>
    <annotation encoding="StarMath 5.0">alignl { stack {
 size 12{"ΔΜ"=1 "." "39"* sqrt { {  {1}  over  {4 - 2} }  \[  \( 0 "." "011" - 0 "." "010" \)  rSup { size 8{2} } + \( 0 "." "019" - 0 "." "020" \)  rSup { size 8{2} } + \( 0 "." "028" - 0 "." "029" \)  rSup { size 8{2} } + \( 0 "." "037" - 0 "." "036" \)  rSup { size 8{2} }  \] } ={}}  {} # 
=1 "." "39"*2*"20" rSup { size 8{ - 6} } =2 "." "78"*"20" rSup { size 8{ - 6} }  {} 
} } {}</annotation>
  </semantics>
</math>
</file>

<file path=Object 45/content.xml><?xml version="1.0" encoding="utf-8"?>
<math xmlns="http://www.w3.org/1998/Math/MathML">
  <semantics>
    <mrow>
      <mstyle mathsize="12pt">
        <mrow>
          <mrow>
            <mtext>ΔΙ</mtext>
          </mrow>
        </mrow>
      </mstyle>
      <mrow/>
    </mrow>
    <annotation encoding="StarMath 5.0"> size 12{"ΔΙ"} {}</annotation>
  </semantics>
</math>
</file>

<file path=Object 46/content.xml><?xml version="1.0" encoding="utf-8"?>
<math xmlns="http://www.w3.org/1998/Math/MathML">
  <semantics>
    <mrow>
      <mstyle mathsize="12pt">
        <mrow>
          <mrow>
            <mrow>
              <mrow>
                <mfrac>
                  <mrow>
                    <mtext>ΔΙ</mtext>
                  </mrow>
                  <mrow>
                    <mi>Ι</mi>
                  </mrow>
                </mfrac>
              </mrow>
              <mo stretchy="false">=</mo>
              <mrow>
                <mfrac>
                  <mrow>
                    <mrow>
                      <msqrt>
                        <mrow>
                          <mn>2</mn>
                        </mrow>
                      </msqrt>
                      <mo stretchy="false">∗</mo>
                      <mtext>ΔΜ</mtext>
                    </mrow>
                  </mrow>
                  <mrow>
                    <mi>Μ</mi>
                    <mo stretchy="false">(</mo>
                    <mi>Ε</mi>
                    <mi/>
                    <mrow>
                      <mo stretchy="false">)</mo>
                      <mo stretchy="false">−</mo>
                      <mi>Μ</mi>
                    </mrow>
                    <mo stretchy="false">(</mo>
                    <mi>Ε</mi>
                    <mtext>``</mtext>
                    <mo stretchy="false">)</mo>
                  </mrow>
                </mfrac>
              </mrow>
            </mrow>
          </mrow>
        </mrow>
      </mstyle>
      <mrow/>
    </mrow>
    <annotation encoding="StarMath 5.0"> size 12{ {  {"ΔΙ"}  over  {Ι} } = {  { sqrt {2} *"ΔΜ"}  over  {Μ \( Ε` \)  - Μ \( Ε"``" \) } } } {}</annotation>
  </semantics>
</math>
</file>

<file path=Object 47/content.xml><?xml version="1.0" encoding="utf-8"?>
<math xmlns="http://www.w3.org/1998/Math/MathML">
  <semantics>
    <mrow>
      <mstyle mathsize="12pt">
        <mrow>
          <mrow>
            <mtext>ΔΜ</mtext>
          </mrow>
        </mrow>
      </mstyle>
      <mrow/>
    </mrow>
    <annotation encoding="StarMath 5.0"> size 12{"ΔΜ"} {}</annotation>
  </semantics>
</math>
</file>

<file path=Object 48/content.xml><?xml version="1.0" encoding="utf-8"?>
<math xmlns="http://www.w3.org/1998/Math/MathML">
  <semantics>
    <mrow>
      <mstyle mathsize="12pt">
        <mrow>
          <mrow>
            <mi>Μ</mi>
          </mrow>
        </mrow>
      </mstyle>
      <mrow/>
    </mrow>
    <annotation encoding="StarMath 5.0"> size 12{Μ} {}</annotation>
  </semantics>
</math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adornments="Regular" style:font-family-generic="swiss"/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 style:data-style-name="N108">
      <style:table-cell-properties fo:border="0.06pt solid #000000"/>
      <style:text-properties style:text-position=""/>
    </style:style>
    <style:style style:name="ce4" style:family="table-cell" style:parent-style-name="Default" style:data-style-name="N108">
      <style:table-cell-properties fo:border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08">
      <style:table-cell-properties fo:border="0.06pt solid #000000"/>
    </style:style>
    <style:style style:name="ce8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style:font-name="Nimbus Sans L1" style:font-name-asian="Nimbus Sans L1" style:font-name-complex="F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7"/>
        <table:table-column table:style-name="co5" table:number-columns-repeated="7" table:default-cell-style-name="ce7"/>
        <table:table-row table:style-name="ro1">
          <table:table-cell table:style-name="ce5" office:value-type="string" calcext:value-type="string" table:number-columns-spanned="1" table:number-rows-spanned="3">
            <text:p>№</text:p>
          </table:table-cell>
          <table:table-cell table:style-name="ce5" office:value-type="string" calcext:value-type="string" table:number-columns-spanned="1" table:number-rows-spanned="3">
            <text:p>r ,м</text:p>
          </table:table-cell>
          <table:table-cell table:style-name="ce5" office:value-type="string" calcext:value-type="string" table:number-columns-spanned="1" table:number-rows-spanned="3">
            <text:p>H ,м </text:p>
          </table:table-cell>
          <table:table-cell table:style-name="ce5" office:value-type="string" calcext:value-type="string" table:number-columns-spanned="4" table:number-rows-spanned="1">
            <text:p>м, г</text:p>
          </table:table-cell>
          <table:covered-table-cell table:number-columns-repeated="3" table:style-name="ce6"/>
          <table:table-cell table:style-name="ce5" office:value-type="string" calcext:value-type="string" table:number-columns-spanned="4" table:number-rows-spanned="1">
            <text:p>м, г</text:p>
          </table:table-cell>
          <table:covered-table-cell table:number-columns-repeated="3" table:style-name="ce6"/>
        </table:table-row>
        <table:table-row table:style-name="ro1">
          <table:covered-table-cell table:number-columns-repeated="3"/>
          <table:table-cell table:style-name="ce6" office:value-type="float" office:value="53" calcext:value-type="float">
            <text:p>53</text:p>
          </table:table-cell>
          <table:table-cell table:style-name="ce6" table:formula="of:=53+50" office:value-type="float" office:value="103" calcext:value-type="float">
            <text:p>103</text:p>
          </table:table-cell>
          <table:table-cell table:style-name="ce6" table:formula="of:=53+79.8" office:value-type="float" office:value="132.8" calcext:value-type="float">
            <text:p>132,8</text:p>
          </table:table-cell>
          <table:table-cell table:style-name="ce6" table:formula="of:=53+50+79.8" office:value-type="float" office:value="182.8" calcext:value-type="float">
            <text:p>182,8</text:p>
          </table:table-cell>
          <table:table-cell table:style-name="ce6" office:value-type="float" office:value="53" calcext:value-type="float">
            <text:p>53</text:p>
          </table:table-cell>
          <table:table-cell table:style-name="ce6" table:formula="of:=53+50" office:value-type="float" office:value="103" calcext:value-type="float">
            <text:p>103</text:p>
          </table:table-cell>
          <table:table-cell table:style-name="ce6" table:formula="of:=53+79.8" office:value-type="float" office:value="132.8" calcext:value-type="float">
            <text:p>132,8</text:p>
          </table:table-cell>
          <table:table-cell table:style-name="ce6" table:formula="of:=53+50+79.8" office:value-type="float" office:value="182.8" calcext:value-type="float">
            <text:p>182,8</text:p>
          </table:table-cell>
        </table:table-row>
        <table:table-row table:style-name="ro2">
          <table:covered-table-cell table:number-columns-repeated="3"/>
          <table:table-cell table:style-name="ce5" office:value-type="string" calcext:value-type="string" table:number-columns-spanned="4" table:number-rows-spanned="1">
            <text:p>t,с</text:p>
          </table:table-cell>
          <table:covered-table-cell table:number-columns-repeated="3" table:style-name="ce6"/>
          <table:table-cell table:style-name="ce5" office:value-type="string" calcext:value-type="string" table:number-columns-spanned="4" table:number-rows-spanned="1">
            <text:p><text:span text:style-name="T1">∆</text:span>t,с</text:p>
          </table:table-cell>
          <table:covered-table-cell table:number-columns-repeated="3"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2" calcext:value-type="float" table:number-columns-spanned="1" table:number-rows-spanned="4">
            <text:p>0,2</text:p>
          </table:table-cell>
          <table:table-cell table:style-name="ce5" office:value-type="float" office:value="0.387" calcext:value-type="float" table:number-columns-spanned="1" table:number-rows-spanned="4">
            <text:p>0,387</text:p>
          </table:table-cell>
          <table:table-cell office:value-type="float" office:value="6.263" calcext:value-type="float">
            <text:p>6,2630</text:p>
          </table:table-cell>
          <table:table-cell office:value-type="float" office:value="3.651" calcext:value-type="float">
            <text:p>3,6510</text:p>
          </table:table-cell>
          <table:table-cell office:value-type="float" office:value="3.113" calcext:value-type="float">
            <text:p>3,1130</text:p>
          </table:table-cell>
          <table:table-cell office:value-type="float" office:value="2.63" calcext:value-type="float">
            <text:p>2,6300</text:p>
          </table:table-cell>
          <table:table-cell table:formula="of:=ABS([.D4]-[.D$8])" office:value-type="float" office:value="0.1335" calcext:value-type="float">
            <text:p>0,1335</text:p>
          </table:table-cell>
          <table:table-cell table:formula="of:=ABS([.E4]-[.E$8])" office:value-type="float" office:value="0.0147500000000003" calcext:value-type="float">
            <text:p>0,0148</text:p>
          </table:table-cell>
          <table:table-cell table:formula="of:=ABS([.F4]-[.F$8])" office:value-type="float" office:value="0.0367500000000001" calcext:value-type="float">
            <text:p>0,0368</text:p>
          </table:table-cell>
          <table:table-cell table:formula="of:=ABS([.G4]-[.G$8])" office:value-type="float" office:value="0.0650000000000004" calcext:value-type="float">
            <text:p>0,06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float" office:value="6.388" calcext:value-type="float">
            <text:p>6,3880</text:p>
          </table:table-cell>
          <table:table-cell office:value-type="float" office:value="3.681" calcext:value-type="float">
            <text:p>3,6810</text:p>
          </table:table-cell>
          <table:table-cell office:value-type="float" office:value="3.071" calcext:value-type="float">
            <text:p>3,0710</text:p>
          </table:table-cell>
          <table:table-cell office:value-type="float" office:value="2.713" calcext:value-type="float">
            <text:p>2,7130</text:p>
          </table:table-cell>
          <table:table-cell table:formula="of:=ABS([.D5]-[.D$8])" office:value-type="float" office:value="0.00849999999999973" calcext:value-type="float">
            <text:p>0,0085</text:p>
          </table:table-cell>
          <table:table-cell table:formula="of:=ABS([.E5]-[.E$8])" office:value-type="float" office:value="0.01525" calcext:value-type="float">
            <text:p>0,0153</text:p>
          </table:table-cell>
          <table:table-cell table:formula="of:=ABS([.F5]-[.F$8])" office:value-type="float" office:value="0.00524999999999976" calcext:value-type="float">
            <text:p>0,0052</text:p>
          </table:table-cell>
          <table:table-cell table:formula="of:=ABS([.G5]-[.G$8])" office:value-type="float" office:value="0.0179999999999998" calcext:value-type="float">
            <text:p>0,01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float" office:value="6.499" calcext:value-type="float">
            <text:p>6,4990</text:p>
          </table:table-cell>
          <table:table-cell office:value-type="float" office:value="3.671" calcext:value-type="float">
            <text:p>3,6710</text:p>
          </table:table-cell>
          <table:table-cell office:value-type="float" office:value="3.074" calcext:value-type="float">
            <text:p>3,0740</text:p>
          </table:table-cell>
          <table:table-cell office:value-type="float" office:value="2.704" calcext:value-type="float">
            <text:p>2,7040</text:p>
          </table:table-cell>
          <table:table-cell table:formula="of:=ABS([.D6]-[.D$8])" office:value-type="float" office:value="0.1025" calcext:value-type="float">
            <text:p>0,1025</text:p>
          </table:table-cell>
          <table:table-cell table:formula="of:=ABS([.E6]-[.E$8])" office:value-type="float" office:value="0.0052500000000002" calcext:value-type="float">
            <text:p>0,0053</text:p>
          </table:table-cell>
          <table:table-cell table:formula="of:=ABS([.F6]-[.F$8])" office:value-type="float" office:value="0.00225000000000009" calcext:value-type="float">
            <text:p>0,0023</text:p>
          </table:table-cell>
          <table:table-cell table:formula="of:=ABS([.G6]-[.G$8])" office:value-type="float" office:value="0.00899999999999945" calcext:value-type="float">
            <text:p>0,00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float" office:value="6.436" calcext:value-type="float">
            <text:p>6,4360</text:p>
          </table:table-cell>
          <table:table-cell office:value-type="float" office:value="3.66" calcext:value-type="float">
            <text:p>3,6600</text:p>
          </table:table-cell>
          <table:table-cell office:value-type="float" office:value="3.047" calcext:value-type="float">
            <text:p>3,0470</text:p>
          </table:table-cell>
          <table:table-cell office:value-type="float" office:value="2.733" calcext:value-type="float">
            <text:p>2,7330</text:p>
          </table:table-cell>
          <table:table-cell table:formula="of:=ABS([.D7]-[.D$8])" office:value-type="float" office:value="0.0395000000000003" calcext:value-type="float">
            <text:p>0,0395</text:p>
          </table:table-cell>
          <table:table-cell table:formula="of:=ABS([.E7]-[.E$8])" office:value-type="float" office:value="0.00574999999999992" calcext:value-type="float">
            <text:p>0,0057</text:p>
          </table:table-cell>
          <table:table-cell table:formula="of:=ABS([.F7]-[.F$8])" office:value-type="float" office:value="0.0292499999999998" calcext:value-type="float">
            <text:p>0,0292</text:p>
          </table:table-cell>
          <table:table-cell table:formula="of:=ABS([.G7]-[.G$8])" office:value-type="float" office:value="0.0379999999999998" calcext:value-type="float">
            <text:p>0,0380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среднее</text:p>
          </table:table-cell>
          <table:covered-table-cell table:number-columns-repeated="2"/>
          <table:table-cell table:style-name="ce8" table:formula="of:=SUM([.D4:.D7])/4" office:value-type="float" office:value="6.3965" calcext:value-type="float">
            <text:p>6,3965</text:p>
          </table:table-cell>
          <table:table-cell table:style-name="ce8" table:formula="of:=SUM([.E4:.E7])/4" office:value-type="float" office:value="3.66575" calcext:value-type="float">
            <text:p>3,6658</text:p>
          </table:table-cell>
          <table:table-cell table:style-name="ce8" table:formula="of:=SUM([.F4:.F7])/4" office:value-type="float" office:value="3.07625" calcext:value-type="float">
            <text:p>3,0763</text:p>
          </table:table-cell>
          <table:table-cell table:style-name="ce8" table:formula="of:=SUM([.G4:.G7])/4" office:value-type="float" office:value="2.695" calcext:value-type="float">
            <text:p>2,6950</text:p>
          </table:table-cell>
          <table:table-cell table:style-name="ce8" table:formula="of:=SQRT(1/3*([.H4]*[.H4]+[.H5]*[.H5]+[.H6]*[.H6]+[.H7]*[.H7]))" office:value-type="float" office:value="0.0999349788612575" calcext:value-type="float">
            <text:p>0,0999</text:p>
          </table:table-cell>
          <table:table-cell table:style-name="ce8" table:formula="of:=SQRT(1/3*([.I4]*[.I4]+[.I5]*[.I5]+[.I6]*[.I6]+[.I7]*[.I7]))" office:value-type="float" office:value="0.0130479883507" calcext:value-type="float">
            <text:p>0,0130</text:p>
          </table:table-cell>
          <table:table-cell table:style-name="ce8" table:formula="of:=SQRT(1/3*([.J4]*[.J4]+[.J5]*[.J5]+[.J6]*[.J6]+[.J7]*[.J7]))" office:value-type="float" office:value="0.0273175767592954" calcext:value-type="float">
            <text:p>0,0273</text:p>
          </table:table-cell>
          <table:table-cell table:style-name="ce8" table:formula="of:=SQRT(1/3*([.K4]*[.K4]+[.K5]*[.K5]+[.K6]*[.K6]+[.K7]*[.K7]))" office:value-type="float" office:value="0.044996296143868" calcext:value-type="float">
            <text:p>0,04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15" calcext:value-type="float" table:number-columns-spanned="1" table:number-rows-spanned="4">
            <text:p>0,15</text:p>
          </table:table-cell>
          <table:table-cell table:style-name="ce5" table:number-columns-spanned="1" table:number-rows-spanned="4"/>
          <table:table-cell office:value-type="float" office:value="4.7" calcext:value-type="float">
            <text:p>4,7000</text:p>
          </table:table-cell>
          <table:table-cell office:value-type="float" office:value="3.052" calcext:value-type="float">
            <text:p>3,0520</text:p>
          </table:table-cell>
          <table:table-cell office:value-type="float" office:value="2.625" calcext:value-type="float">
            <text:p>2,6250</text:p>
          </table:table-cell>
          <table:table-cell office:value-type="float" office:value="2.024" calcext:value-type="float">
            <text:p>2,0240</text:p>
          </table:table-cell>
          <table:table-cell table:formula="of:=ABS([.D9]-[.D$13])" office:value-type="float" office:value="0.0737500000000004" calcext:value-type="float">
            <text:p>0,0738</text:p>
          </table:table-cell>
          <table:table-cell table:formula="of:=ABS([.E9]-[.E$13])" office:value-type="float" office:value="0.07925" calcext:value-type="float">
            <text:p>0,0793</text:p>
          </table:table-cell>
          <table:table-cell table:formula="of:=ABS([.F9]-[.F$13])" office:value-type="float" office:value="0.0285000000000002" calcext:value-type="float">
            <text:p>0,0285</text:p>
          </table:table-cell>
          <table:table-cell table:formula="of:=ABS([.G9]-[.G$13])" office:value-type="float" office:value="0.13275" calcext:value-type="float">
            <text:p>0,13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float" office:value="4.661" calcext:value-type="float">
            <text:p>4,6610</text:p>
          </table:table-cell>
          <table:table-cell office:value-type="float" office:value="2.973" calcext:value-type="float">
            <text:p>2,9730</text:p>
          </table:table-cell>
          <table:table-cell office:value-type="float" office:value="2.699" calcext:value-type="float">
            <text:p>2,6990</text:p>
          </table:table-cell>
          <table:table-cell office:value-type="float" office:value="2.168" calcext:value-type="float">
            <text:p>2,1680</text:p>
          </table:table-cell>
          <table:table-cell table:formula="of:=ABS([.D10]-[.D$13])" office:value-type="float" office:value="0.0347499999999998" calcext:value-type="float">
            <text:p>0,0347</text:p>
          </table:table-cell>
          <table:table-cell table:formula="of:=ABS([.E10]-[.E$13])" office:value-type="float" office:value="0.000249999999999861" calcext:value-type="float">
            <text:p>0,0002</text:p>
          </table:table-cell>
          <table:table-cell table:formula="of:=ABS([.F10]-[.F$13])" office:value-type="float" office:value="0.0454999999999997" calcext:value-type="float">
            <text:p>0,0455</text:p>
          </table:table-cell>
          <table:table-cell table:formula="of:=ABS([.G10]-[.G$13])" office:value-type="float" office:value="0.01125" calcext:value-type="float">
            <text:p>0,01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float" office:value="4.777" calcext:value-type="float">
            <text:p>4,7770</text:p>
          </table:table-cell>
          <table:table-cell office:value-type="float" office:value="2.843" calcext:value-type="float">
            <text:p>2,8430</text:p>
          </table:table-cell>
          <table:table-cell office:value-type="float" office:value="2.756" calcext:value-type="float">
            <text:p>2,7560</text:p>
          </table:table-cell>
          <table:table-cell office:value-type="float" office:value="2.225" calcext:value-type="float">
            <text:p>2,2250</text:p>
          </table:table-cell>
          <table:table-cell table:formula="of:=ABS([.D11]-[.D$13])" office:value-type="float" office:value="0.15075" calcext:value-type="float">
            <text:p>0,1508</text:p>
          </table:table-cell>
          <table:table-cell table:formula="of:=ABS([.E11]-[.E$13])" office:value-type="float" office:value="0.12975" calcext:value-type="float">
            <text:p>0,1298</text:p>
          </table:table-cell>
          <table:table-cell table:formula="of:=ABS([.F11]-[.F$13])" office:value-type="float" office:value="0.1025" calcext:value-type="float">
            <text:p>0,1025</text:p>
          </table:table-cell>
          <table:table-cell table:formula="of:=ABS([.G11]-[.G$13])" office:value-type="float" office:value="0.0682499999999999" calcext:value-type="float">
            <text:p>0,06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float" office:value="4.367" calcext:value-type="float">
            <text:p>4,3670</text:p>
          </table:table-cell>
          <table:table-cell office:value-type="float" office:value="3.023" calcext:value-type="float">
            <text:p>3,0230</text:p>
          </table:table-cell>
          <table:table-cell office:value-type="float" office:value="2.534" calcext:value-type="float">
            <text:p>2,5340</text:p>
          </table:table-cell>
          <table:table-cell office:value-type="float" office:value="2.21" calcext:value-type="float">
            <text:p>2,2100</text:p>
          </table:table-cell>
          <table:table-cell table:formula="of:=ABS([.D12]-[.D$13])" office:value-type="float" office:value="0.25925" calcext:value-type="float">
            <text:p>0,2593</text:p>
          </table:table-cell>
          <table:table-cell table:formula="of:=ABS([.E12]-[.E$13])" office:value-type="float" office:value="0.0502500000000001" calcext:value-type="float">
            <text:p>0,0503</text:p>
          </table:table-cell>
          <table:table-cell table:formula="of:=ABS([.F12]-[.F$13])" office:value-type="float" office:value="0.1195" calcext:value-type="float">
            <text:p>0,1195</text:p>
          </table:table-cell>
          <table:table-cell table:formula="of:=ABS([.G12]-[.G$13])" office:value-type="float" office:value="0.0532499999999998" calcext:value-type="float">
            <text:p>0,0532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среднее</text:p>
          </table:table-cell>
          <table:covered-table-cell table:number-columns-repeated="2"/>
          <table:table-cell table:style-name="ce8" table:formula="of:=SUM([.D9:.D12])/4" office:value-type="float" office:value="4.62625" calcext:value-type="float">
            <text:p>4,6263</text:p>
          </table:table-cell>
          <table:table-cell table:style-name="ce8" table:formula="of:=SUM([.E9:.E12])/4" office:value-type="float" office:value="2.97275" calcext:value-type="float">
            <text:p>2,9728</text:p>
          </table:table-cell>
          <table:table-cell table:style-name="ce8" table:formula="of:=SUM([.F9:.F12])/4" office:value-type="float" office:value="2.6535" calcext:value-type="float">
            <text:p>2,6535</text:p>
          </table:table-cell>
          <table:table-cell table:style-name="ce8" table:formula="of:=SUM([.G9:.G12])/4" office:value-type="float" office:value="2.15675" calcext:value-type="float">
            <text:p>2,1568</text:p>
          </table:table-cell>
          <table:table-cell table:style-name="ce8" table:formula="of:=SQRT(1/3*([.H9]*[.H9]+[.H10]*[.H10]+[.H11]*[.H11]+[.H12]*[.H12]))" office:value-type="float" office:value="0.179427561985332" calcext:value-type="float">
            <text:p>0,1794</text:p>
          </table:table-cell>
          <table:table-cell table:style-name="ce8" table:formula="of:=SQRT(1/3*([.I9]*[.I9]+[.I10]*[.I10]+[.I11]*[.I11]+[.I12]*[.I12]))" office:value-type="float" office:value="0.0924495357839436" calcext:value-type="float">
            <text:p>0,0924</text:p>
          </table:table-cell>
          <table:table-cell table:style-name="ce8" table:formula="of:=SQRT(1/3*([.J9]*[.J9]+[.J10]*[.J10]+[.J11]*[.J11]+[.J12]*[.J12]))" office:value-type="float" office:value="0.0960364514129923" calcext:value-type="float">
            <text:p>0,0960</text:p>
          </table:table-cell>
          <table:table-cell table:style-name="ce8" table:formula="of:=SQRT(1/3*([.K9]*[.K9]+[.K10]*[.K10]+[.K11]*[.K11]+[.K12]*[.K12]))" office:value-type="float" office:value="0.0917292210803079" calcext:value-type="float">
            <text:p>0,09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0.1" calcext:value-type="float" table:number-columns-spanned="1" table:number-rows-spanned="4">
            <text:p>0,1</text:p>
          </table:table-cell>
          <table:table-cell table:style-name="ce5" office:value-type="float" office:value="0.387" calcext:value-type="float" table:number-columns-spanned="1" table:number-rows-spanned="4">
            <text:p>0,387</text:p>
          </table:table-cell>
          <table:table-cell office:value-type="float" office:value="3.392" calcext:value-type="float">
            <text:p>3,3920</text:p>
          </table:table-cell>
          <table:table-cell office:value-type="float" office:value="2.19" calcext:value-type="float">
            <text:p>2,1900</text:p>
          </table:table-cell>
          <table:table-cell office:value-type="float" office:value="1.874" calcext:value-type="float">
            <text:p>1,8740</text:p>
          </table:table-cell>
          <table:table-cell office:value-type="float" office:value="1.603" calcext:value-type="float">
            <text:p>1,6030</text:p>
          </table:table-cell>
          <table:table-cell table:formula="of:=ABS([.D14]-[.D$18])" office:value-type="float" office:value="0.0092500000000002" calcext:value-type="float">
            <text:p>0,0093</text:p>
          </table:table-cell>
          <table:table-cell table:formula="of:=ABS([.E14]-[.E$18])" office:value-type="float" office:value="0.00150000000000006" calcext:value-type="float">
            <text:p>0,0015</text:p>
          </table:table-cell>
          <table:table-cell table:formula="of:=ABS([.F14]-[.F$18])" office:value-type="float" office:value="0.00300000000000011" calcext:value-type="float">
            <text:p>0,0030</text:p>
          </table:table-cell>
          <table:table-cell table:formula="of:=ABS([.G14]-[.G$18])" office:value-type="float" office:value="0.00099999999999989" calcext:value-type="float">
            <text:p>0,00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float" office:value="3.404" calcext:value-type="float">
            <text:p>3,4040</text:p>
          </table:table-cell>
          <table:table-cell office:value-type="float" office:value="2.183" calcext:value-type="float">
            <text:p>2,1830</text:p>
          </table:table-cell>
          <table:table-cell office:value-type="float" office:value="1.878" calcext:value-type="float">
            <text:p>1,8780</text:p>
          </table:table-cell>
          <table:table-cell office:value-type="float" office:value="1.602" calcext:value-type="float">
            <text:p>1,6020</text:p>
          </table:table-cell>
          <table:table-cell table:formula="of:=ABS([.D15]-[.D$18])" office:value-type="float" office:value="0.00274999999999981" calcext:value-type="float">
            <text:p>0,0027</text:p>
          </table:table-cell>
          <table:table-cell table:formula="of:=ABS([.E15]-[.E$18])" office:value-type="float" office:value="0.00550000000000006" calcext:value-type="float">
            <text:p>0,0055</text:p>
          </table:table-cell>
          <table:table-cell table:formula="of:=ABS([.F15]-[.F$18])" office:value-type="float" office:value="0.00099999999999989" calcext:value-type="float">
            <text:p>0,0010</text:p>
          </table:table-cell>
          <table:table-cell table:formula="of:=ABS([.G15]-[.G$18])" office:value-type="float" office:value="0.002" calcext:value-type="float">
            <text:p>0,00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float" office:value="3.413" calcext:value-type="float">
            <text:p>3,4130</text:p>
          </table:table-cell>
          <table:table-cell office:value-type="float" office:value="2.192" calcext:value-type="float">
            <text:p>2,1920</text:p>
          </table:table-cell>
          <table:table-cell office:value-type="float" office:value="1.875" calcext:value-type="float">
            <text:p>1,8750</text:p>
          </table:table-cell>
          <table:table-cell office:value-type="float" office:value="1.606" calcext:value-type="float">
            <text:p>1,6060</text:p>
          </table:table-cell>
          <table:table-cell table:formula="of:=ABS([.D16]-[.D$18])" office:value-type="float" office:value="0.0117500000000002" calcext:value-type="float">
            <text:p>0,0118</text:p>
          </table:table-cell>
          <table:table-cell table:formula="of:=ABS([.E16]-[.E$18])" office:value-type="float" office:value="0.00350000000000028" calcext:value-type="float">
            <text:p>0,0035</text:p>
          </table:table-cell>
          <table:table-cell table:formula="of:=ABS([.F16]-[.F$18])" office:value-type="float" office:value="0.00200000000000022" calcext:value-type="float">
            <text:p>0,0020</text:p>
          </table:table-cell>
          <table:table-cell table:formula="of:=ABS([.G16]-[.G$18])" office:value-type="float" office:value="0.002" calcext:value-type="float">
            <text:p>0,00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float" office:value="3.396" calcext:value-type="float">
            <text:p>3,3960</text:p>
          </table:table-cell>
          <table:table-cell office:value-type="float" office:value="2.189" calcext:value-type="float">
            <text:p>2,1890</text:p>
          </table:table-cell>
          <table:table-cell office:value-type="float" office:value="1.881" calcext:value-type="float">
            <text:p>1,8810</text:p>
          </table:table-cell>
          <table:table-cell office:value-type="float" office:value="1.605" calcext:value-type="float">
            <text:p>1,6050</text:p>
          </table:table-cell>
          <table:table-cell table:formula="of:=ABS([.D17]-[.D$18])" office:value-type="float" office:value="0.0052500000000002" calcext:value-type="float">
            <text:p>0,0053</text:p>
          </table:table-cell>
          <table:table-cell table:formula="of:=ABS([.E17]-[.E$18])" office:value-type="float" office:value="0.000500000000000167" calcext:value-type="float">
            <text:p>0,0005</text:p>
          </table:table-cell>
          <table:table-cell table:formula="of:=ABS([.F17]-[.F$18])" office:value-type="float" office:value="0.00399999999999978" calcext:value-type="float">
            <text:p>0,0040</text:p>
          </table:table-cell>
          <table:table-cell table:formula="of:=ABS([.G17]-[.G$18])" office:value-type="float" office:value="0.00100000000000011" calcext:value-type="float">
            <text:p>0,0010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среднее</text:p>
          </table:table-cell>
          <table:covered-table-cell table:number-columns-repeated="2"/>
          <table:table-cell table:style-name="ce8" table:formula="of:=SUM([.D14:.D17])/4" office:value-type="float" office:value="3.40125" calcext:value-type="float">
            <text:p>3,4013</text:p>
          </table:table-cell>
          <table:table-cell table:style-name="ce8" table:formula="of:=SUM([.E14:.E17])/4" office:value-type="float" office:value="2.1885" calcext:value-type="float">
            <text:p>2,1885</text:p>
          </table:table-cell>
          <table:table-cell table:style-name="ce8" table:formula="of:=SUM([.F14:.F17])/4" office:value-type="float" office:value="1.877" calcext:value-type="float">
            <text:p>1,8770</text:p>
          </table:table-cell>
          <table:table-cell table:style-name="ce8" table:formula="of:=SUM([.G14:.G17])/4" office:value-type="float" office:value="1.604" calcext:value-type="float">
            <text:p>1,6040</text:p>
          </table:table-cell>
          <table:table-cell table:style-name="ce8" table:formula="of:=SQRT(1/3*([.H14]*[.H14]+[.H15]*[.H15]+[.H16]*[.H16]+[.H17]*[.H17]))" office:value-type="float" office:value="0.0092870878105035" calcext:value-type="float">
            <text:p>0,0093</text:p>
          </table:table-cell>
          <table:table-cell table:style-name="ce8" table:formula="of:=SQRT(1/3*([.I14]*[.I14]+[.I15]*[.I15]+[.I16]*[.I16]+[.I17]*[.I17]))" office:value-type="float" office:value="0.00387298334620754" calcext:value-type="float">
            <text:p>0,0039</text:p>
          </table:table-cell>
          <table:table-cell table:style-name="ce8" table:formula="of:=SQRT(1/3*([.J14]*[.J14]+[.J15]*[.J15]+[.J16]*[.J16]+[.J17]*[.J17]))" office:value-type="float" office:value="0.00316227766016836" calcext:value-type="float">
            <text:p>0,0032</text:p>
          </table:table-cell>
          <table:table-cell table:style-name="ce8" table:formula="of:=SQRT(1/3*([.K14]*[.K14]+[.K15]*[.K15]+[.K16]*[.K16]+[.K17]*[.K17]))" office:value-type="float" office:value="0.00182574185835056" calcext:value-type="float">
            <text:p>0,0018</text:p>
          </table:table-cell>
        </table:table-row>
      </table:table>
      <table:named-expressions/>
    </office:spreadshee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adornments="Regular" style:font-family-generic="swiss"/>
    <style:font-face style:name="Nimbus Sans L1" svg:font-family="'Nimbus Sans L'" style:font-adornments="Regular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.00.0000</text:date>, <text:time style:data-style-name="N2" text:time-value="0000-00-00T00:00:03.827260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math xmlns="http://www.w3.org/1998/Math/MathML">
  <semantics>
    <mrow>
      <mstyle mathsize="12pt">
        <mrow>
          <mrow>
            <mrow>
              <mi>M</mi>
              <mo stretchy="false">=</mo>
              <mrow>
                <msub>
                  <mi>M</mi>
                  <mrow>
                    <mstyle mathsize="8pt">
                      <mrow>
                        <mrow>
                          <mi>c</mi>
                        </mrow>
                      </mrow>
                    </mstyle>
                  </mrow>
                </msub>
                <mo stretchy="false">+</mo>
                <mrow>
                  <mi>I</mi>
                  <mo stretchy="false">⋅</mo>
                  <mi>ε</mi>
                </mrow>
              </mrow>
            </mrow>
          </mrow>
        </mrow>
      </mstyle>
      <mrow/>
    </mrow>
    <annotation encoding="StarMath 5.0"> size 12{M=M rSub { size 8{c} } +I cdot ε} {}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style mathvariant="italic">
                <mrow>
                  <mtext>ma</mtext>
                </mrow>
              </mstyle>
              <mo stretchy="false">=</mo>
              <mrow>
                <mstyle mathvariant="italic">
                  <mrow>
                    <mtext>mg</mtext>
                  </mrow>
                </mstyle>
                <mo stretchy="false">−</mo>
                <mi>F</mi>
              </mrow>
            </mrow>
          </mrow>
        </mrow>
      </mstyle>
      <mrow/>
    </mrow>
    <annotation encoding="StarMath 5.0"> size 12{ ital "ma"= ital "mg" - F} {}</annotation>
  </semantics>
</math>
</file>

<file path=Object 7/content.xml><?xml version="1.0" encoding="utf-8"?>
<math xmlns="http://www.w3.org/1998/Math/MathML">
  <semantics>
    <mrow>
      <mstyle mathsize="12pt">
        <mrow>
          <mrow>
            <mrow>
              <mi>a</mi>
              <mo stretchy="false">=</mo>
              <mrow>
                <mfrac>
                  <mrow>
                    <mn>2h</mn>
                  </mrow>
                  <mrow>
                    <msup>
                      <mi>t</mi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p>
                  </mrow>
                </mfrac>
              </mrow>
            </mrow>
          </mrow>
        </mrow>
      </mstyle>
      <mrow/>
    </mrow>
    <annotation encoding="StarMath 5.0"> size 12{a= {  {2h}  over  {t rSup { size 8{2} } } } } {}</annotation>
  </semantics>
</math>
</file>

<file path=Object 8/content.xml><?xml version="1.0" encoding="utf-8"?>
<math xmlns="http://www.w3.org/1998/Math/MathML">
  <semantics>
    <mrow>
      <mstyle mathsize="12pt">
        <mrow>
          <mrow>
            <mrow>
              <mrow>
                <mi>M</mi>
                <mo stretchy="false">=</mo>
                <mrow>
                  <mi>F</mi>
                  <mo stretchy="false">⋅</mo>
                  <msub>
                    <mi>r</mi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row>
              <mo stretchy="false">=</mo>
              <mrow>
                <mrow>
                  <mi>m</mi>
                  <mo stretchy="false">⋅</mo>
                  <msub>
                    <mi>r</mi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  <mo stretchy="false">⋅</mo>
                <mo stretchy="false">(</mo>
              </mrow>
            </mrow>
            <mrow>
              <mi>g</mi>
              <mo stretchy="false">−</mo>
              <mrow>
                <mfrac>
                  <mrow>
                    <mn>2h</mn>
                  </mrow>
                  <mrow>
                    <msup>
                      <mi>t</mi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p>
                  </mrow>
                </mfrac>
              </mrow>
            </mrow>
            <mo stretchy="false">)</mo>
          </mrow>
        </mrow>
      </mstyle>
      <mrow/>
    </mrow>
    <annotation encoding="StarMath 5.0"> size 12{M=F cdot r rSub { size 8{0} } =m cdot r rSub { size 8{0} }  cdot  \( g -  {  {2h}  over  {t rSup { size 8{2} } } }  \) } {}</annotation>
  </semantics>
</math>
</file>

<file path=Object 9/content.xml><?xml version="1.0" encoding="utf-8"?>
<math xmlns="http://www.w3.org/1998/Math/MathML">
  <semantics>
    <mrow>
      <mstyle mathsize="12pt">
        <mrow>
          <mrow>
            <mrow>
              <mi>a</mi>
              <mo stretchy="false">=</mo>
              <mrow>
                <mi>ε</mi>
                <mo stretchy="false">⋅</mo>
                <msub>
                  <mi>r</mi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</msub>
              </mrow>
            </mrow>
          </mrow>
        </mrow>
      </mstyle>
      <mrow/>
    </mrow>
    <annotation encoding="StarMath 5.0"> size 12{a=ε cdot r rSub { size 8{0} } } {}</annotation>
  </semantics>
</math>
</file>